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5A0000016D869D53C3F2E0A96E.png" manifest:media-type="image/png"/>
  <manifest:file-entry manifest:full-path="Pictures/10004C190000C670000034EB7EF94B5358C0647F.svg" manifest:media-type="image/svg+xml"/>
  <manifest:file-entry manifest:full-path="Pictures/10000201000002C3000002C328905BB88BE05A4A.png" manifest:media-type="image/png"/>
  <manifest:file-entry manifest:full-path="Pictures/10001C21000069F0000069F0E3F316E6F0050507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consolata Condensed Bold1" svg:font-family="'Inconsolata Condensed Bold'" style:font-pitch="fixed"/>
    <style:font-face style:name="Inconsolata Condensed Bold" svg:font-family="'Inconsolata Condensed Bold'" style:font-pitch="variable"/>
    <style:font-face style:name="Liberation Sans" svg:font-family="'Liberation Sans'" style:font-pitch="variable"/>
    <style:font-face style:name="OpenDinSchriftenEngshrift1" svg:font-family="OpenDinSchriftenEngshrift" style:font-pitch="variable"/>
    <style:font-face style:name="OpenDinSchriftenEngshrift2" svg:font-family="OpenDinSchriftenEngshrift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DinSchriftenEngshrift" svg:font-family="OpenDinSchriftenEngshrift" style:font-family-generic="roman" style:font-pitch="variable"/>
    <style:font-face style:name="OpenDinSchriftenEngshrift3" svg:font-family="OpenDinSchriftenEngshrift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dee6ef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0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ffd900" draw:textarea-horizontal-align="justify" draw:textarea-vertical-align="middle" draw:auto-grow-height="false" fo:min-height="1.25cm" fo:min-width="4cm"/>
      <style:paragraph-properties style:writing-mode="lr-tb"/>
    </style:style>
    <style:style style:name="gr4" style:family="graphic" style:parent-style-name="standard">
      <style:graphic-properties draw:stroke="none" draw:fill-color="#e5c10e" draw:textarea-horizontal-align="justify" draw:textarea-vertical-align="middle" draw:auto-grow-height="false" fo:min-height="0.75cm" fo:min-width="4cm"/>
      <style:paragraph-properties style:writing-mode="lr-tb"/>
    </style:style>
    <style:style style:name="gr5" style:family="graphic" style:parent-style-name="standard">
      <style:graphic-properties draw:stroke="none" draw:fill-color="#ffd900" draw:textarea-horizontal-align="justify" draw:textarea-vertical-align="middle" draw:auto-grow-height="false" fo:min-height="3.125cm" fo:min-width="5cm"/>
      <style:paragraph-properties style:writing-mode="lr-tb"/>
    </style:style>
    <style:style style:name="gr6" style:family="graphic" style:parent-style-name="standard">
      <style:graphic-properties draw:stroke="none" draw:fill-color="#e5c10e" draw:textarea-horizontal-align="justify" draw:textarea-vertical-align="middle" draw:auto-grow-height="false" fo:min-height="0.875cm" fo:min-width="5cm"/>
      <style:paragraph-properties style:writing-mode="lr-tb"/>
    </style:style>
    <style:style style:name="gr7" style:family="graphic" style:parent-style-name="standard">
      <style:graphic-properties draw:stroke="none" draw:fill-color="#046dba" draw:textarea-horizontal-align="justify" draw:textarea-vertical-align="middle" draw:auto-grow-height="false" fo:min-height="1.751cm" fo:min-width="2.001cm"/>
    </style:style>
    <style:style style:name="gr8" style:family="graphic" style:parent-style-name="standard">
      <style:graphic-properties draw:stroke="none" draw:fill-color="#046dba" draw:textarea-horizontal-align="justify" draw:textarea-vertical-align="top" draw:auto-grow-height="false" fo:min-height="1.25cm" fo:min-width="3cm"/>
      <style:paragraph-properties style:writing-mode="lr-tb"/>
    </style:style>
    <style:style style:name="gr9" style:family="graphic" style:parent-style-name="standard">
      <style:graphic-properties draw:stroke="none" svg:stroke-width="0.018cm" svg:stroke-color="#0072d8" draw:marker-start-width="0.227cm" draw:marker-end-width="0.227cm" draw:fill-color="#0072d8" draw:textarea-horizontal-align="justify" draw:textarea-vertical-align="middle" draw:auto-grow-height="false" fo:min-height="0.75cm" fo:min-width="3cm"/>
      <style:paragraph-properties style:writing-mode="lr-tb"/>
    </style:style>
    <style:style style:name="gr10" style:family="graphic" style:parent-style-name="standard">
      <style:graphic-properties draw:stroke="none" svg:stroke-width="0.028cm" svg:stroke-color="#046dba" draw:marker-start-width="0.242cm" draw:marker-end-width="0.242cm" draw:fill-color="#046dba" draw:opacity="100%" draw:textarea-horizontal-align="justify" draw:textarea-vertical-align="middle" draw:auto-grow-height="false" fo:min-height="1.723cm" fo:min-width="1.973cm" fo:padding-top="0.139cm" fo:padding-bottom="0.139cm" fo:padding-left="0.264cm" fo:padding-right="0.264cm"/>
    </style:style>
    <style:style style:name="gr11" style:family="graphic" style:parent-style-name="standard">
      <style:graphic-properties draw:stroke="none" draw:fill-color="#046dba" draw:opacity="100%" draw:textarea-horizontal-align="justify" draw:textarea-vertical-align="middle" draw:auto-grow-height="false" fo:min-height="1.751cm" fo:min-width="2.001cm"/>
    </style:style>
    <style:style style:name="gr12" style:family="graphic" style:parent-style-name="standard">
      <style:graphic-properties draw:stroke="none" draw:fill-color="#046dba" draw:opacity="100%" draw:textarea-horizontal-align="justify" draw:textarea-vertical-align="top" draw:auto-grow-height="false" fo:min-height="1.25cm" fo:min-width="2cm"/>
      <style:paragraph-properties style:writing-mode="lr-tb"/>
    </style:style>
    <style:style style:name="gr13" style:family="graphic" style:parent-style-name="standard">
      <style:graphic-properties draw:stroke="none" svg:stroke-width="0.018cm" svg:stroke-color="#0072d8" draw:marker-start-width="0.227cm" draw:marker-end-width="0.227cm" draw:fill-color="#0072d8" draw:opacity="100%" draw:textarea-horizontal-align="justify" draw:textarea-vertical-align="top" draw:auto-grow-height="false" fo:min-height="3.25cm" fo:min-width="2cm"/>
      <style:paragraph-properties style:writing-mode="lr-tb"/>
    </style:style>
    <style:style style:name="gr14" style:family="graphic" style:parent-style-name="objectwithoutfill">
      <style:graphic-properties draw:stroke="solid" svg:stroke-width="0.028cm" svg:stroke-color="#046dba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draw:stroke="none" draw:fill-color="#046dba" draw:textarea-horizontal-align="justify" draw:textarea-vertical-align="top" draw:auto-grow-height="false" fo:min-height="1.25cm" fo:min-width="6.5cm"/>
      <style:paragraph-properties style:writing-mode="lr-tb"/>
    </style:style>
    <style:style style:name="gr16" style:family="graphic" style:parent-style-name="standard">
      <style:graphic-properties draw:stroke="solid" svg:stroke-width="0.081cm" svg:stroke-color="#046dba" draw:marker-start-width="0.321cm" draw:marker-end-width="0.321cm" draw:stroke-linejoin="miter" draw:fill-color="#dee6ef" draw:textarea-horizontal-align="justify" draw:textarea-vertical-align="middle" draw:auto-grow-height="false" fo:min-height="5.25cm" fo:min-width="6.5cm" fo:padding-top="0.156cm" fo:padding-bottom="0.156cm" fo:padding-left="0.281cm" fo:padding-right="0.281cm"/>
      <style:paragraph-properties style:writing-mode="lr-tb"/>
    </style:style>
    <style:style style:name="gr17" style:family="graphic" style:parent-style-name="standard">
      <style:graphic-properties draw:stroke="none" draw:fill-color="#046dba" draw:textarea-horizontal-align="justify" draw:textarea-vertical-align="middle" draw:auto-grow-height="false" fo:min-height="1.751cm" fo:min-width="1.501cm"/>
    </style:style>
    <style:style style:name="gr18" style:family="graphic" style:parent-style-name="objectwithoutfill">
      <style:graphic-properties svg:stroke-width="0.081cm" svg:stroke-color="#046dba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-color="#ffd900" draw:textarea-horizontal-align="justify" draw:textarea-vertical-align="middle" draw:auto-grow-height="false" fo:min-height="3.125cm" fo:min-width="4cm"/>
      <style:paragraph-properties style:writing-mode="lr-tb"/>
    </style:style>
    <style:style style:name="gr20" style:family="graphic" style:parent-style-name="standard">
      <style:graphic-properties draw:stroke="none" draw:fill-color="#e5c10e" draw:textarea-horizontal-align="justify" draw:textarea-vertical-align="middle" draw:auto-grow-height="false" fo:min-height="0.875cm" fo:min-width="4cm"/>
      <style:paragraph-properties style:writing-mode="lr-tb"/>
    </style:style>
    <style:style style:name="gr21" style:family="graphic" style:parent-style-name="standard" style:list-style-name="L1">
      <style:graphic-properties draw:stroke="none" draw:fill-color="#046dba" draw:textarea-horizontal-align="justify" draw:textarea-vertical-align="top" draw:auto-grow-height="false" fo:min-height="1.25cm" fo:min-width="3cm"/>
      <style:paragraph-properties style:writing-mode="lr-tb"/>
    </style:style>
    <style:style style:name="gr22" style:family="graphic" style:parent-style-name="standard">
      <style:graphic-properties draw:stroke="none" draw:fill-color="#ffd900" draw:textarea-horizontal-align="justify" draw:textarea-vertical-align="middle" draw:auto-grow-height="false" fo:min-height="1.75cm" fo:min-width="4cm"/>
      <style:paragraph-properties style:writing-mode="lr-tb"/>
    </style:style>
    <style:style style:name="gr23" style:family="graphic" style:parent-style-name="standard">
      <style:graphic-properties draw:stroke="none" draw:fill-color="#ffd900" draw:textarea-horizontal-align="justify" draw:textarea-vertical-align="middle" draw:auto-grow-height="false" fo:min-height="1.75cm" fo:min-width="4.5cm"/>
      <style:paragraph-properties style:writing-mode="lr-tb"/>
    </style:style>
    <style:style style:name="gr24" style:family="graphic" style:parent-style-name="standard">
      <style:graphic-properties draw:stroke="none" draw:fill-color="#e5c10e" draw:textarea-horizontal-align="justify" draw:textarea-vertical-align="middle" draw:auto-grow-height="false" fo:min-height="1.751cm" fo:min-width="2.001cm"/>
    </style:style>
    <style:style style:name="gr25" style:family="graphic" style:parent-style-name="standard">
      <style:graphic-properties draw:stroke="none" draw:fill-color="#e5c10e" draw:textarea-horizontal-align="justify" draw:textarea-vertical-align="top" draw:auto-grow-height="false" fo:min-height="1.25cm" fo:min-width="3cm"/>
      <style:paragraph-properties style:writing-mode="lr-tb"/>
    </style:style>
    <style:style style:name="gr26" style:family="graphic" style:parent-style-name="standard">
      <style:graphic-properties draw:stroke="none" svg:stroke-width="0.018cm" svg:stroke-color="#0072d8" draw:marker-start-width="0.227cm" draw:marker-end-width="0.227cm" draw:fill-color="#ffd900" draw:textarea-horizontal-align="justify" draw:textarea-vertical-align="middle" draw:auto-grow-height="false" fo:min-height="0.75cm" fo:min-width="3cm"/>
      <style:paragraph-properties style:writing-mode="lr-tb"/>
    </style:style>
    <style:style style:name="gr27" style:family="graphic" style:parent-style-name="standard">
      <style:graphic-properties draw:stroke="solid" svg:stroke-width="0.081cm" svg:stroke-color="#046dba" draw:marker-start-width="0.321cm" draw:marker-end-width="0.321cm" draw:stroke-linejoin="miter" draw:fill-color="#dee6ef" draw:textarea-horizontal-align="justify" draw:textarea-vertical-align="middle" draw:auto-grow-height="false" fo:min-height="5.137cm" fo:min-width="6.438cm" fo:padding-top="0.156cm" fo:padding-bottom="0.156cm" fo:padding-left="0.281cm" fo:padding-right="0.281cm"/>
      <style:paragraph-properties style:writing-mode="lr-tb"/>
    </style:style>
    <style:style style:name="gr28" style:family="graphic" style:parent-style-name="standard" style:list-style-name="L1">
      <style:graphic-properties draw:stroke="none" draw:fill-color="#046dba" draw:textarea-horizontal-align="justify" draw:textarea-vertical-align="top" draw:auto-grow-height="false" fo:min-height="1.25cm" fo:min-width="3cm"/>
      <style:paragraph-properties style:writing-mode="lr-tb"/>
    </style:style>
    <style:style style:name="gr29" style:family="graphic" style:parent-style-name="standard" style:list-style-name="L1">
      <style:graphic-properties draw:stroke="none" draw:fill-color="#046dba" draw:textarea-horizontal-align="justify" draw:textarea-vertical-align="top" draw:auto-grow-height="false" fo:min-height="1.25cm" fo:min-width="3cm"/>
      <style:paragraph-properties style:writing-mode="lr-tb"/>
    </style:style>
    <style:style style:name="gr30" style:family="graphic" style:parent-style-name="standard" style:list-style-name="L1">
      <style:graphic-properties draw:stroke="none" draw:fill-color="#046dba" draw:textarea-horizontal-align="justify" draw:textarea-vertical-align="top" draw:auto-grow-height="false" fo:min-height="1.25cm" fo:min-width="3cm"/>
      <style:paragraph-properties style:writing-mode="lr-tb"/>
    </style:style>
    <style:style style:name="gr31" style:family="graphic" style:parent-style-name="standard">
      <style:graphic-properties draw:stroke="none" draw:fill-color="#e5c10e" draw:textarea-horizontal-align="justify" draw:textarea-vertical-align="middle" draw:auto-grow-height="false" fo:min-height="1.751cm" fo:min-width="2.001cm" draw:shadow="hidden"/>
    </style:style>
    <style:style style:name="gr32" style:family="graphic" style:parent-style-name="standard" style:list-style-name="L1">
      <style:graphic-properties draw:stroke="none" draw:fill-color="#046dba" draw:textarea-horizontal-align="justify" draw:textarea-vertical-align="top" draw:auto-grow-height="false" fo:min-height="1.25cm" fo:min-width="3cm"/>
      <style:paragraph-properties style:writing-mode="lr-tb"/>
    </style:style>
    <style:style style:name="gr33" style:family="graphic" style:parent-style-name="standard">
      <style:graphic-properties draw:stroke="none" draw:fill-color="#e5c10e" draw:textarea-horizontal-align="justify" draw:textarea-vertical-align="top" draw:auto-grow-height="false" fo:min-height="1.25cm" fo:min-width="3cm"/>
    </style:style>
    <style:style style:name="gr34" style:family="graphic" style:parent-style-name="standard">
      <style:graphic-properties draw:stroke="none" draw:fill="solid" draw:fill-color="#000000" draw:textarea-horizontal-align="justify" draw:textarea-vertical-align="top" draw:auto-grow-height="false" fo:min-height="1.25cm" fo:min-width="3cm" draw:shadow="hidden"/>
      <style:paragraph-properties style:writing-mode="lr-tb"/>
    </style:style>
    <style:style style:name="gr35" style:family="graphic" style:parent-style-name="standard">
      <style:graphic-properties draw:stroke="none" svg:stroke-width="0.018cm" svg:stroke-color="#0072d8" draw:marker-start-width="0.227cm" draw:marker-end-width="0.227cm" draw:fill-color="#ffd900" draw:textarea-horizontal-align="justify" draw:textarea-vertical-align="middle" draw:auto-grow-height="false" fo:min-height="3.25cm" fo:min-width="3cm"/>
    </style:style>
    <style:style style:name="gr36" style:family="graphic" style:parent-style-name="standard">
      <style:graphic-properties draw:stroke="none" svg:stroke-width="0.018cm" svg:stroke-color="#0072d8" draw:marker-start-width="0.227cm" draw:marker-end-width="0.227cm" draw:fill="solid" draw:fill-color="#000000" draw:textarea-horizontal-align="justify" draw:textarea-vertical-align="middle" draw:auto-grow-height="false" fo:min-height="3.25cm" fo:min-width="3cm" draw:shadow="hidden"/>
      <style:paragraph-properties style:writing-mode="lr-tb"/>
    </style:style>
    <style:style style:name="gr37" style:family="graphic" style:parent-style-name="standard">
      <style:graphic-properties draw:stroke="none" draw:fill-color="#e5c10e" draw:textarea-horizontal-align="justify" draw:textarea-vertical-align="top" draw:auto-grow-height="false" fo:min-height="1.25cm" fo:min-width="3.5cm"/>
    </style:style>
    <style:style style:name="gr38" style:family="graphic" style:parent-style-name="standard">
      <style:graphic-properties draw:stroke="none" draw:fill="solid" draw:fill-color="#000000" draw:textarea-horizontal-align="justify" draw:textarea-vertical-align="top" draw:auto-grow-height="false" fo:min-height="1.25cm" fo:min-width="3.5cm" draw:shadow="hidden"/>
      <style:paragraph-properties style:writing-mode="lr-tb"/>
    </style:style>
    <style:style style:name="gr39" style:family="graphic" style:parent-style-name="standard">
      <style:graphic-properties draw:stroke="none" svg:stroke-width="0.018cm" svg:stroke-color="#0072d8" draw:marker-start-width="0.227cm" draw:marker-end-width="0.227cm" draw:fill-color="#ffd900" draw:textarea-horizontal-align="justify" draw:textarea-vertical-align="middle" draw:auto-grow-height="false" fo:min-height="3.25cm" fo:min-width="3.5cm"/>
    </style:style>
    <style:style style:name="gr40" style:family="graphic" style:parent-style-name="standard">
      <style:graphic-properties draw:stroke="none" svg:stroke-width="0.018cm" svg:stroke-color="#0072d8" draw:marker-start-width="0.227cm" draw:marker-end-width="0.227cm" draw:fill="solid" draw:fill-color="#000000" draw:textarea-horizontal-align="justify" draw:textarea-vertical-align="middle" draw:auto-grow-height="false" fo:min-height="3.25cm" fo:min-width="3.5cm" draw:shadow="hidden"/>
      <style:paragraph-properties style:writing-mode="lr-tb"/>
    </style:style>
    <style:style style:name="gr41" style:family="graphic" style:parent-style-name="standard">
      <style:graphic-properties draw:stroke="none" draw:fill-color="#046dba" draw:textarea-horizontal-align="justify" draw:textarea-vertical-align="middle" draw:auto-grow-height="false" fo:min-height="1.751cm" fo:min-width="1.237cm"/>
    </style:style>
    <style:style style:name="gr42" style:family="graphic" style:parent-style-name="standard" style:list-style-name="L1">
      <style:graphic-properties draw:stroke="none" draw:fill-color="#046dba" draw:textarea-horizontal-align="justify" draw:textarea-vertical-align="top" draw:auto-grow-height="false" fo:min-height="1.25cm" fo:min-width="1.93cm"/>
      <style:paragraph-properties style:writing-mode="lr-tb"/>
    </style:style>
    <style:style style:name="gr43" style:family="graphic" style:parent-style-name="standard">
      <style:graphic-properties draw:stroke="none" svg:stroke-width="0.018cm" svg:stroke-color="#0072d8" draw:marker-start-width="0.227cm" draw:marker-end-width="0.227cm" draw:fill-color="#0072d8" draw:textarea-horizontal-align="justify" draw:textarea-vertical-align="middle" draw:auto-grow-height="false" fo:min-height="0.75cm" fo:min-width="1.93cm"/>
      <style:paragraph-properties style:writing-mode="lr-tb"/>
    </style:style>
    <style:style style:name="gr44" style:family="graphic" style:parent-style-name="standard" style:list-style-name="L1">
      <style:graphic-properties draw:stroke="none" draw:fill-color="#046dba" draw:textarea-horizontal-align="justify" draw:textarea-vertical-align="top" draw:auto-grow-height="false" fo:min-height="1.25cm" fo:min-width="1.93cm"/>
      <style:paragraph-properties style:writing-mode="lr-tb"/>
    </style:style>
    <style:style style:name="gr45" style:family="graphic" style:parent-style-name="standard" style:list-style-name="L1">
      <style:graphic-properties draw:stroke="none" draw:fill-color="#046dba" draw:textarea-horizontal-align="justify" draw:textarea-vertical-align="top" draw:auto-grow-height="false" fo:min-height="1.25cm" fo:min-width="1.93cm"/>
      <style:paragraph-properties style:writing-mode="lr-tb"/>
    </style:style>
    <style:style style:name="gr46" style:family="graphic" style:parent-style-name="standard" style:list-style-name="L1">
      <style:graphic-properties draw:stroke="none" draw:fill-color="#046dba" draw:textarea-horizontal-align="justify" draw:textarea-vertical-align="top" draw:auto-grow-height="false" fo:min-height="1.25cm" fo:min-width="1.93cm"/>
      <style:paragraph-properties style:writing-mode="lr-tb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svg:stroke-width="0.212cm" svg:stroke-color="#ffffff" draw:marker-start-width="0.518cm" draw:marker-end-width="0.518cm" svg:stroke-linecap="round" draw:fill-color="#ffffff" draw:textarea-horizontal-align="justify" draw:textarea-vertical-align="middle" draw:auto-grow-height="false" fo:min-height="0.25cm" fo:min-width="1.25cm" fo:padding-top="0.231cm" fo:padding-bottom="0.231cm" fo:padding-left="0.356cm" fo:padding-right="0.356cm" draw:shadow="hidden"/>
    </style:style>
    <style:style style:name="gr49" style:family="graphic" style:parent-style-name="standard">
      <style:graphic-properties svg:stroke-width="0.212cm" svg:stroke-color="#ffffff" draw:marker-start-width="0.518cm" draw:marker-end-width="0.518cm" draw:stroke-linejoin="miter" svg:stroke-linecap="butt" draw:fill-color="#ffffff" draw:textarea-horizontal-align="justify" draw:textarea-vertical-align="middle" draw:auto-grow-height="false" fo:min-height="0.538cm" fo:min-width="0.788cm" fo:padding-top="0.231cm" fo:padding-bottom="0.231cm" fo:padding-left="0.356cm" fo:padding-right="0.356cm"/>
    </style:style>
    <style:style style:name="gr50" style:family="graphic" style:parent-style-name="standard">
      <style:graphic-properties draw:stroke="none" svg:stroke-width="0cm" svg:stroke-color="#ffffff" draw:marker-start-width="0.518cm" draw:marker-end-width="0.518cm" svg:stroke-linecap="round" draw:fill-color="#ffffff" draw:textarea-horizontal-align="justify" draw:textarea-vertical-align="middle" draw:auto-grow-height="false" fo:min-height="0.25cm" fo:min-width="1.25cm" fo:padding-top="0.231cm" fo:padding-bottom="0.231cm" fo:padding-left="0.356cm" fo:padding-right="0.356cm" draw:shadow="hidden"/>
    </style:style>
    <style:style style:name="gr51" style:family="graphic" style:parent-style-name="standard">
      <style:graphic-properties draw:stroke="none" svg:stroke-width="0cm" svg:stroke-color="#ffffff" draw:marker-start-width="0.518cm" draw:marker-end-width="0.518cm" svg:stroke-linecap="round" draw:fill="solid" draw:fill-color="#ffffff" draw:opacity="100%" draw:textarea-horizontal-align="justify" draw:textarea-vertical-align="middle" draw:auto-grow-height="false" fo:min-height="0.25cm" fo:min-width="1.25cm" fo:padding-top="0.231cm" fo:padding-bottom="0.231cm" fo:padding-left="0.356cm" fo:padding-right="0.356cm" draw:shadow="hidden"/>
    </style:style>
    <style:style style:name="pr1" style:family="presentation" style:parent-style-name="Main-subtitle">
      <style:graphic-properties draw:fill-color="#ffffff" draw:auto-grow-height="true" fo:min-height="9.134cm"/>
      <style:paragraph-properties style:writing-mode="lr-tb"/>
    </style:style>
    <style:style style:name="pr2" style:family="presentation" style:parent-style-name="Main-title">
      <style:graphic-properties fo:min-height="2.629cm"/>
      <style:paragraph-properties style:writing-mode="lr-tb"/>
    </style:style>
    <style:style style:name="pr3" style:family="presentation" style:parent-style-name="Mai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3.5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6pt" style:font-size-asian="36pt" style:font-size-complex="36p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end" fo:text-indent="0cm"/>
    </style:style>
    <style:style style:name="P4" style:family="paragraph">
      <loext:graphic-properties draw:fill="none" draw:fill-color="#ffffff"/>
      <style:paragraph-properties fo:text-align="end" style:writing-mode="lr-tb"/>
      <style:text-properties fo:color="#ffffff" loext:opacity="100%" style:font-name="OpenDinSchriftenEngshrift1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 style:writing-mode="lr-tb"/>
      <style:text-properties style:font-name="Inconsolata Condensed Bold1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-color="#ffd900"/>
      <style:paragraph-properties fo:text-align="start" style:writing-mode="lr-tb"/>
      <style:text-properties style:font-name="Inconsolata Condensed Bold1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text-align="start" style:writing-mode="lr-tb"/>
      <style:text-properties style:font-name="OpenDinSchriftenEngshrift1"/>
    </style:style>
    <style:style style:name="P9" style:family="paragraph">
      <loext:graphic-properties draw:fill-color="#e5c10e"/>
      <style:paragraph-properties fo:text-align="start" style:writing-mode="lr-tb"/>
      <style:text-properties style:font-name="OpenDinSchriftenEngshrift1"/>
    </style:style>
    <style:style style:name="P10" style:family="paragraph">
      <style:paragraph-properties fo:text-align="start" style:writing-mode="lr-tb"/>
      <style:text-properties style:font-name="Inconsolata Condensed Bold1" fo:font-size="16pt" style:font-size-asian="16pt" style:font-size-complex="16pt"/>
    </style:style>
    <style:style style:name="P11" style:family="paragraph">
      <loext:graphic-properties draw:fill-color="#ffd900"/>
      <style:paragraph-properties fo:text-align="start" style:writing-mode="lr-tb"/>
      <style:text-properties style:font-name="Inconsolata Condensed Bold1" fo:font-size="16pt" style:font-size-asian="16pt" style:font-size-complex="16pt"/>
    </style:style>
    <style:style style:name="P12" style:family="paragraph">
      <loext:graphic-properties draw:fill-color="#046dba"/>
      <style:paragraph-properties fo:text-align="center"/>
    </style:style>
    <style:style style:name="P13" style:family="paragraph">
      <style:paragraph-properties fo:text-align="start" style:writing-mode="lr-tb"/>
      <style:text-properties fo:color="#ffffff" loext:opacity="100%" style:font-name="OpenDinSchriftenEngshrift1"/>
    </style:style>
    <style:style style:name="P14" style:family="paragraph">
      <loext:graphic-properties draw:fill-color="#046dba"/>
      <style:paragraph-properties fo:text-align="start" style:writing-mode="lr-tb"/>
      <style:text-properties fo:color="#ffffff" loext:opacity="100%" style:font-name="OpenDinSchriftenEngshrift1"/>
    </style:style>
    <style:style style:name="P15" style:family="paragraph">
      <style:paragraph-properties fo:text-align="center" style:writing-mode="lr-tb"/>
      <style:text-properties fo:color="#ffffff" loext:opacity="100%" style:font-name="Inconsolata Condensed Bold1" fo:font-weight="bold" style:font-weight-asian="bold" style:font-weight-complex="bold"/>
    </style:style>
    <style:style style:name="P16" style:family="paragraph">
      <loext:graphic-properties draw:fill-color="#0072d8"/>
      <style:paragraph-properties fo:text-align="center" style:writing-mode="lr-tb"/>
      <style:text-properties fo:color="#ffffff" loext:opacity="100%" style:font-name="Inconsolata Condensed Bold1" fo:font-weight="bold" style:font-weight-asian="bold" style:font-weight-complex="bold"/>
    </style:style>
    <style:style style:name="P17" style:family="paragraph">
      <loext:graphic-properties draw:fill-color="#046dba" draw:opacity="100%"/>
      <style:paragraph-properties fo:text-align="center"/>
    </style:style>
    <style:style style:name="P18" style:family="paragraph">
      <loext:graphic-properties draw:fill-color="#046dba" draw:opacity="100%"/>
      <style:paragraph-properties fo:text-align="start" style:writing-mode="lr-tb"/>
      <style:text-properties fo:color="#ffffff" loext:opacity="100%" style:font-name="OpenDinSchriftenEngshrift1"/>
    </style:style>
    <style:style style:name="P19" style:family="paragraph">
      <style:paragraph-properties fo:margin-left="0cm" fo:margin-right="0cm" fo:text-align="start" fo:text-indent="0cm" style:writing-mode="lr-tb"/>
      <style:text-properties fo:color="#ffffff" loext:opacity="100%" style:font-name="Inconsolata Condensed Bold1"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-color="#0072d8" draw:opacity="100%"/>
      <style:paragraph-properties fo:margin-left="0cm" fo:margin-right="0cm" fo:text-align="start" fo:text-indent="0cm" style:writing-mode="lr-tb"/>
      <style:text-properties fo:color="#ffffff" loext:opacity="100%" style:font-name="Inconsolata Condensed Bold1"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-color="#dee6ef"/>
      <style:paragraph-properties fo:text-align="center" style:writing-mode="lr-tb"/>
      <style:text-properties fo:color="#ffffff" loext:opacity="100%" style:font-name="Inconsolata Condensed Bold1" fo:font-weight="bold" style:font-weight-asian="bold" style:font-weight-complex="bold"/>
    </style:style>
    <style:style style:name="P23" style:family="paragraph">
      <style:paragraph-properties fo:text-align="start" style:writing-mode="lr-tb"/>
      <style:text-properties style:font-name="Inconsolata Condensed Bold1" fo:font-size="14pt" fo:font-weight="bold" style:font-size-asian="14pt" style:font-weight-asian="bold" style:font-size-complex="14pt" style:font-weight-complex="bold"/>
    </style:style>
    <style:style style:name="P24" style:family="paragraph">
      <loext:graphic-properties draw:fill-color="#ffd900"/>
      <style:paragraph-properties fo:text-align="start" style:writing-mode="lr-tb"/>
      <style:text-properties style:font-name="Inconsolata Condensed Bold1" fo:font-size="14pt" fo:font-weight="bold" style:font-size-asian="14pt" style:font-weight-asian="bold" style:font-size-complex="14pt" style:font-weight-complex="bold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style:font-name="OpenDinSchriftenEngshrift1"/>
    </style:style>
    <style:style style:name="P26" style:family="paragraph">
      <loext:graphic-properties draw:fill-color="#046dba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style:font-name="OpenDinSchriftenEngshrift1"/>
    </style:style>
    <style:style style:name="P27" style:family="paragraph">
      <style:paragraph-properties fo:text-align="start" style:writing-mode="lr-tb"/>
      <style:text-properties style:font-name="Inconsolata Condensed Bold1" fo:font-size="12pt" fo:font-weight="bold" style:font-size-asian="12pt" style:font-weight-asian="bold" style:font-size-complex="12pt" style:font-weight-complex="bold"/>
    </style:style>
    <style:style style:name="P28" style:family="paragraph">
      <loext:graphic-properties draw:fill-color="#ffd900"/>
      <style:paragraph-properties fo:text-align="start" style:writing-mode="lr-tb"/>
      <style:text-properties style:font-name="Inconsolata Condensed Bold1" fo:font-size="12pt" fo:font-weight="bold" style:font-size-asian="12pt" style:font-weight-asian="bold" style:font-size-complex="12pt" style:font-weight-complex="bold"/>
    </style:style>
    <style:style style:name="P29" style:family="paragraph">
      <style:paragraph-properties fo:margin-left="0cm" fo:margin-right="0cm" fo:text-align="start" fo:text-indent="0cm" style:writing-mode="lr-tb"/>
      <style:text-properties style:font-name="Inconsolata Condensed Bold1" fo:font-size="12pt" fo:font-weight="bold" style:font-size-asian="12pt" style:font-weight-asian="bold" style:font-size-complex="12pt" style:font-weight-complex="bold"/>
    </style:style>
    <style:style style:name="P30" style:family="paragraph">
      <loext:graphic-properties draw:fill-color="#ffd900"/>
      <style:paragraph-properties fo:margin-left="0cm" fo:margin-right="0cm" fo:text-align="start" fo:text-indent="0cm" style:writing-mode="lr-tb"/>
      <style:text-properties style:font-name="Inconsolata Condensed Bold1" fo:font-size="12pt" fo:font-weight="bold" style:font-size-asian="12pt" style:font-weight-asian="bold" style:font-size-complex="12pt" style:font-weight-complex="bold"/>
    </style:style>
    <style:style style:name="P31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Inconsolata Condensed Bold1" fo:font-size="12pt" fo:font-weight="bold" style:font-size-asian="12pt" style:font-weight-asian="bold" style:font-size-complex="12pt" style:font-weight-complex="bold"/>
    </style:style>
    <style:style style:name="P32" style:family="paragraph">
      <loext:graphic-properties draw:fill-color="#e5c10e"/>
      <style:paragraph-properties fo:text-align="center"/>
      <style:text-properties fo:color="#000000" loext:opacity="100%"/>
    </style:style>
    <style:style style:name="P33" style:family="paragraph">
      <style:paragraph-properties fo:text-align="start" style:writing-mode="lr-tb"/>
      <style:text-properties fo:color="#000000" loext:opacity="100%" style:font-name="OpenDinSchriftenEngshrift1"/>
    </style:style>
    <style:style style:name="P34" style:family="paragraph">
      <loext:graphic-properties draw:fill-color="#e5c10e"/>
      <style:paragraph-properties fo:text-align="start" style:writing-mode="lr-tb"/>
      <style:text-properties fo:color="#000000" loext:opacity="100%" style:font-name="OpenDinSchriftenEngshrift1"/>
    </style:style>
    <style:style style:name="P35" style:family="paragraph">
      <style:paragraph-properties fo:text-align="center" style:writing-mode="lr-tb"/>
      <style:text-properties fo:color="#000000" loext:opacity="100%" style:font-name="Inconsolata Condensed Bold1" fo:font-weight="bold" style:font-weight-asian="bold" style:font-weight-complex="bold"/>
    </style:style>
    <style:style style:name="P36" style:family="paragraph">
      <loext:graphic-properties draw:fill-color="#ffd900"/>
      <style:paragraph-properties fo:text-align="center" style:writing-mode="lr-tb"/>
      <style:text-properties fo:color="#000000" loext:opacity="100%" style:font-name="Inconsolata Condensed Bold1" fo:font-weight="bold" style:font-weight-asian="bold" style:font-weight-complex="bold"/>
    </style:style>
    <style:style style:name="P37" style:family="paragraph">
      <loext:graphic-properties draw:fill-color="#e5c10e"/>
      <style:paragraph-properties fo:text-align="center"/>
    </style:style>
    <style:style style:name="P38" style:family="paragraph">
      <loext:graphic-properties draw:fill-color="#e5c10e"/>
      <style:paragraph-properties fo:text-align="center" style:writing-mode="lr-tb"/>
      <style:text-properties fo:color="#000000" loext:opacity="100%" style:font-name="OpenDinSchriftenEngshrift1"/>
    </style:style>
    <style:style style:name="P39" style:family="paragraph">
      <loext:graphic-properties draw:fill="solid" draw:fill-color="#000000"/>
      <style:paragraph-properties fo:text-align="start" style:writing-mode="lr-tb"/>
      <style:text-properties fo:color="#000000" loext:opacity="100%" style:font-name="OpenDinSchriftenEngshrift1"/>
    </style:style>
    <style:style style:name="P40" style:family="paragraph">
      <loext:graphic-properties draw:fill="solid" draw:fill-color="#000000"/>
      <style:paragraph-properties fo:text-align="center" style:writing-mode="lr-tb"/>
      <style:text-properties fo:color="#000000" loext:opacity="100%" style:font-name="Inconsolata Condensed Bold1" fo:font-weight="bold" style:font-weight-asian="bold" style:font-weight-complex="bold"/>
    </style:style>
    <style:style style:name="P41" style:family="paragraph">
      <loext:graphic-properties draw:fill-color="#ffd900"/>
      <style:paragraph-properties fo:text-align="start" style:writing-mode="lr-tb"/>
      <style:text-properties fo:color="#000000" loext:opacity="100%" style:font-name="Inconsolata Condensed Bold1" fo:font-weight="bold" style:font-weight-asian="bold" style:font-weight-complex="bold"/>
    </style:style>
    <style:style style:name="P42" style:family="paragraph">
      <loext:graphic-properties draw:fill="solid" draw:fill-color="#000000"/>
      <style:paragraph-properties fo:text-align="start" style:writing-mode="lr-tb"/>
      <style:text-properties fo:color="#000000" loext:opacity="100%" style:font-name="Inconsolata Condensed Bold1" fo:font-weight="bold" style:font-weight-asian="bold" style:font-weight-complex="bold"/>
    </style:style>
    <style:style style:name="P43" style:family="paragraph">
      <loext:graphic-properties draw:fill-color="#ffffff"/>
      <style:paragraph-properties style:writing-mode="lr-tb"/>
      <style:text-properties fo:font-size="20pt"/>
    </style:style>
    <style:style style:name="P44" style:family="paragraph">
      <loext:graphic-properties draw:fill-color="#ffffff"/>
      <style:paragraph-properties fo:text-align="center"/>
    </style:style>
    <style:style style:name="P45" style:family="paragraph">
      <loext:graphic-properties draw:fill="solid" draw:fill-color="#ffffff" draw:opacity="100%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ffffff" loext:opacity="100%" style:font-name="OpenDinSchriftenEngshrift1" fo:font-size="26pt" style:font-size-asian="26pt" style:font-size-complex="26pt"/>
    </style:style>
    <style:style style:name="T3" style:family="text">
      <style:text-properties style:font-name="Inconsolata Condensed Bold1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OpenDinSchriftenEngshrift1"/>
    </style:style>
    <style:style style:name="T5" style:family="text">
      <style:text-properties style:font-name="Inconsolata Condensed Bold1" fo:font-size="16pt" style:font-size-asian="16pt" style:font-size-complex="16pt"/>
    </style:style>
    <style:style style:name="T6" style:family="text">
      <style:text-properties fo:color="#ffffff" loext:opacity="100%" style:font-name="OpenDinSchriftenEngshrift1"/>
    </style:style>
    <style:style style:name="T7" style:family="text">
      <style:text-properties fo:color="#ffffff" loext:opacity="100%" style:font-name="Inconsolata Condensed Bold1" fo:font-weight="bold" style:font-weight-asian="bold" style:font-weight-complex="bold"/>
    </style:style>
    <style:style style:name="T8" style:family="text">
      <style:text-properties fo:color="#ffffff" loext:opacity="100%" style:font-name="Inconsolata Condensed Bold1" fo:font-size="16pt" fo:font-weight="bold" style:font-size-asian="16pt" style:font-weight-asian="bold" style:font-size-complex="16pt" style:font-weight-complex="bold"/>
    </style:style>
    <style:style style:name="T9" style:family="text">
      <style:text-properties style:font-name="Inconsolata Condensed Bold1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Inconsolata Condensed Bold1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000000" loext:opacity="100%" style:font-name="OpenDinSchriftenEngshrift1"/>
    </style:style>
    <style:style style:name="T12" style:family="text">
      <style:text-properties fo:color="#000000" loext:opacity="100%" style:font-name="Inconsolata Condensed Bold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in" presentation:presentation-page-layout-name="AL1T0">
        <office:forms form:automatic-focus="false" form:apply-design-mode="false"/>
        <draw:frame presentation:style-name="pr1" draw:text-style-name="P1" draw:layer="layout" svg:width="17.099cm" svg:height="9.134cm" svg:x="9.5cm" svg:y="3.685cm" presentation:class="subtitle">
          <draw:text-box>
            <text:p><text:span text:style-name="T1">IoT with</text:span></text:p>
            <text:p><text:span text:style-name="T1">Knative </text:span><text:span text:style-name="T1">and Cloud </text:span><text:span text:style-name="T1">Events</text:span></text:p>
          </draw:text-box>
        </draw:frame>
        <draw:frame presentation:style-name="pr2" draw:text-style-name="P2" draw:layer="layout" svg:width="25.199cm" svg:height="2.629cm" svg:x="1.4cm" svg:y="0.628cm" presentation:class="title">
          <draw:text-box>
            <text:p>DROGUE IoT</text:p>
          </draw:text-box>
        </draw:frame>
        <draw:frame draw:style-name="gr1" draw:text-style-name="P4" draw:layer="layout" svg:width="5.5cm" svg:height="1.259cm" svg:x="22cm" svg:y="14.001cm">
          <draw:text-box>
            <text:p text:style-name="P3"><text:span text:style-name="T2">drogue.i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4" draw:text-style-name="P2" draw:layer="layout" svg:width="21.5cm" svg:height="3.5cm" svg:x="5.5cm" svg:y="0cm" presentation:class="title">
          <draw:text-box>
            <text:p>Example</text:p>
          </draw:text-box>
        </draw:frame>
        <draw:g>
          <draw:custom-shape draw:style-name="gr3" draw:text-style-name="P7" draw:layer="layout" svg:width="4.5cm" svg:height="1.5cm" svg:x="0.5cm" svg:y="11cm">
            <text:p text:style-name="P6"><text:span text:style-name="T3">{ “temp”: 42.2 }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4.5cm" svg:height="1cm" svg:x="0.5cm" svg:y="10cm">
            <text:p text:style-name="P8"><text:span text:style-name="T4">Payload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1" draw:layer="layout" svg:width="5.5cm" svg:height="3.375cm" svg:x="22cm" svg:y="12.125cm">
            <text:p text:style-name="P10"><text:span text:style-name="T5">device|</text:span><text:span text:style-name="T5">timestam</text:span><text:span text:style-name="T5">p|value</text:span></text:p>
            <text:p text:style-name="P10"><text:span text:style-name="T5">--------</text:span><text:span text:style-name="T5">--------</text:span><text:span text:style-name="T5">------</text:span></text:p>
            <text:p text:style-name="P10"><text:span text:style-name="T5">“</text:span><text:span text:style-name="T5">dev1”|</text:span><text:span text:style-name="T5">2020-… <text:s text:c="2"/></text:span><text:span text:style-name="T5">| 42.2</text:span></text:p>
            <text:p text:style-name="P10"><text:span text:style-name="T5">“</text:span><text:span text:style-name="T5">dev2”|</text:span><text:span text:style-name="T5">2020-… <text:s text:c="2"/></text:span><text:span text:style-name="T5">| 42.2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5.5cm" svg:height="1.125cm" svg:x="22cm" svg:y="11cm">
            <text:p text:style-name="P8"><text:span text:style-name="T4">Time Series </text:span><text:span text:style-name="T4">D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7" draw:layer="layout" svg:width="4.5cm" svg:height="1.5cm" svg:x="0.5cm" svg:y="14cm">
            <text:p text:style-name="P6"><text:span text:style-name="T3">{ “t”: </text:span><text:span text:style-name="T3">107.96, … }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4.5cm" svg:height="1cm" svg:x="0.5cm" svg:y="13cm">
            <text:p text:style-name="P8"><text:span text:style-name="T4">Payload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2" draw:layer="layout" svg:width="2.5cm" svg:height="2cm" svg:x="17cm" svg:y="8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8" draw:text-style-name="P14" draw:layer="layout" svg:width="3.5cm" svg:height="1.5cm" svg:x="18cm" svg:y="8cm">
            <text:p text:style-name="P13"><text:span text:style-name="T6">TSDB Wri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6" draw:layer="layout" svg:width="3.5cm" svg:height="1cm" svg:x="18cm" svg:y="9cm">
            <text:p text:style-name="P15"><text:span text:style-name="T7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17" draw:layer="layout" svg:width="2.5cm" svg:height="2cm" svg:x="4.5cm" svg:y="6.5cm">
            <text:p/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1" draw:text-style-name="P17" draw:layer="layout" svg:width="2.5cm" svg:height="2cm" svg:x="6.5cm" svg:y="4cm">
            <text:p/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1" draw:text-style-name="P17" draw:layer="layout" svg:width="2.5cm" svg:height="2cm" svg:x="4.5cm" svg:y="4cm">
            <text:p/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2" draw:text-style-name="P18" draw:layer="layout" svg:width="2.5cm" svg:height="1.5cm" svg:x="5.5cm" svg:y="4cm">
            <text:p text:style-name="P13"><text:span text:style-name="T6">Kafk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0" draw:layer="layout" svg:width="2.5cm" svg:height="3.5cm" svg:x="5.5cm" svg:y="5cm">
            <text:p text:style-name="P19"><text:span text:style-name="T8">Telemet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" draw:text-style-name="P21" draw:layer="layout" svg:x1="4.5cm" svg:y1="6cm" svg:x2="5.5cm" svg:y2="6cm">
            <text:p/>
          </draw:line>
        </draw:g>
        <draw:g>
          <draw:custom-shape draw:style-name="gr7" draw:text-style-name="P12" draw:layer="layout" svg:width="2.5cm" svg:height="2cm" svg:x="8.5cm" svg:y="4cm">
            <text:p/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5" draw:text-style-name="P14" draw:layer="layout" svg:width="7cm" svg:height="1.5cm" svg:x="9.5cm" svg:y="4cm">
            <text:p text:style-name="P13"><text:span text:style-name="T6">Conver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2" draw:layer="layout" svg:width="7cm" svg:height="5.5cm" svg:x="9.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2cm" svg:height="2cm" svg:x="15.5cm" svg:y="8cm">
            <text:p/>
            <draw:enhanced-geometry svg:viewBox="0 0 21600 21600" draw:mirror-horizontal="false" draw:mirror-vertical="false" draw:text-areas="0 0 21600 21600" draw:type="chevron" draw:modifiers="14842.5787106447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18" draw:text-style-name="P21" draw:layer="layout" svg:x1="16.5cm" svg:y1="4cm" svg:x2="16.5cm" svg:y2="5cm">
            <text:p/>
          </draw:line>
        </draw:g>
        <draw:g>
          <draw:custom-shape draw:style-name="gr7" draw:text-style-name="P12" draw:layer="layout" svg:width="2.5cm" svg:height="2cm" svg:x="2.5cm" svg:y="4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8" draw:text-style-name="P14" draw:layer="layout" svg:width="3.5cm" svg:height="1.5cm" svg:x="0.5cm" svg:y="4cm">
            <text:p text:style-name="P13"><text:span text:style-name="T6">HTTP End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6" draw:layer="layout" svg:width="3.5cm" svg:height="1cm" svg:x="0.5cm" svg:y="5cm">
            <text:p text:style-name="P15"><text:span text:style-name="T7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12" draw:layer="layout" svg:width="2.5cm" svg:height="2cm" svg:x="2.5cm" svg:y="6.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8" draw:text-style-name="P14" draw:layer="layout" svg:width="3.5cm" svg:height="1.5cm" svg:x="0.5cm" svg:y="6.5cm">
            <text:p text:style-name="P13"><text:span text:style-name="T6">MQTT End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6" draw:layer="layout" svg:width="3.5cm" svg:height="1cm" svg:x="0.5cm" svg:y="7.5cm">
            <text:p text:style-name="P15"><text:span text:style-name="T7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24" draw:layer="layout" svg:width="4.5cm" svg:height="3.375cm" svg:x="17cm" svg:y="12.125cm">
            <text:p text:style-name="P23"><text:span text:style-name="T9">Source: dev1</text:span></text:p>
            <text:p text:style-name="P23"><text:span text:style-name="T9">Type: tsdb-temp:1.0</text:span></text:p>
            <text:p text:style-name="P23"><text:span text:style-name="T9">Time: 2020-…</text:span></text:p>
            <text:p text:style-name="P23"><text:span text:style-name="T9"/></text:p>
            <text:p text:style-name="P23"><text:span text:style-name="T9">{ “t”: 42.2 }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4.5cm" svg:height="1.125cm" svg:x="17cm" svg:y="11cm">
            <text:p text:style-name="P8"><text:span text:style-name="T4">Cloud Even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2" draw:layer="layout" svg:width="2.5cm" svg:height="2cm" svg:x="10.5cm" svg:y="5.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7" draw:text-style-name="P12" draw:layer="layout" svg:width="2.5cm" svg:height="2cm" svg:x="13.5cm" svg:y="5.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8" draw:text-style-name="P14" draw:layer="layout" svg:width="3.5cm" svg:height="1.5cm" svg:x="11.5cm" svg:y="5.5cm">
            <text:p text:style-name="P13"><text:span text:style-name="T6">Transfo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6" draw:layer="layout" svg:width="3.5cm" svg:height="1cm" svg:x="11.5cm" svg:y="6.5cm">
            <text:p text:style-name="P15"><text:span text:style-name="T7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12" draw:layer="layout" svg:width="2.5cm" svg:height="2cm" svg:x="10.5cm" svg:y="8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7" draw:text-style-name="P12" draw:layer="layout" svg:width="2.5cm" svg:height="2cm" svg:x="13.5cm" svg:y="8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1" draw:text-style-name="P26" draw:layer="layout" svg:width="3.5cm" svg:height="1.5cm" svg:x="11.5cm" svg:y="8cm">
            <text:p text:style-name="P25"><text:span text:style-name="T6">Transfo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6" draw:layer="layout" svg:width="3.5cm" svg:height="1cm" svg:x="11.5cm" svg:y="9cm">
            <text:p text:style-name="P15"><text:span text:style-name="T7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28" draw:layer="layout" svg:width="4.5cm" svg:height="2cm" svg:x="6cm" svg:y="11cm">
          <text:p text:style-name="P27"><text:span text:style-name="T10">Source: dev1</text:span></text:p>
          <text:p text:style-name="P27"><text:span text:style-name="T10">Type: type1-temp:1.0</text:span></text:p>
          <text:p text:style-name="P27"><text:span text:style-name="T10"/></text:p>
          <text:p text:style-name="P27"><text:span text:style-name="T10">{ “temp”: 42.2 }</text:span></text:p>
          <draw:enhanced-geometry svg:viewBox="0 0 21600 21600" draw:type="rectangle" draw:enhanced-path="M 0 0 L 21600 0 21600 21600 0 21600 0 0 Z N"/>
        </draw:custom-shape>
        <draw:custom-shape draw:style-name="gr22" draw:text-style-name="P28" draw:layer="layout" svg:width="4.5cm" svg:height="2cm" svg:x="6cm" svg:y="13.5cm">
          <text:p text:style-name="P27"><text:span text:style-name="T10">Source: dev2</text:span></text:p>
          <text:p text:style-name="P27"><text:span text:style-name="T10">Type: type2-temp:1.0</text:span></text:p>
          <text:p text:style-name="P27"><text:span text:style-name="T10"/></text:p>
          <text:p text:style-name="P27"><text:span text:style-name="T10">{ “t”: 107.96 }</text:span></text:p>
          <draw:enhanced-geometry svg:viewBox="0 0 21600 21600" draw:type="rectangle" draw:enhanced-path="M 0 0 L 21600 0 21600 21600 0 21600 0 0 Z N"/>
        </draw:custom-shape>
        <draw:custom-shape draw:style-name="gr23" draw:text-style-name="P30" draw:layer="layout" svg:width="5cm" svg:height="2cm" svg:x="11cm" svg:y="11cm">
          <text:p text:style-name="P29"><text:span text:style-name="T10">Source: dev1</text:span></text:p>
          <text:p text:style-name="P29"><text:span text:style-name="T10">Type: std-temp:1.0</text:span></text:p>
          <text:p text:style-name="P29"><text:span text:style-name="T10"/></text:p>
          <text:p text:style-name="P29"><text:span text:style-name="T10">{ “t”: 42.2, “unit”, “c” }</text:span></text:p>
          <draw:enhanced-geometry svg:viewBox="0 0 21600 21600" draw:type="rectangle" draw:enhanced-path="M 0 0 L 21600 0 21600 21600 0 21600 0 0 Z N"/>
        </draw:custom-shape>
        <draw:custom-shape draw:style-name="gr23" draw:text-style-name="P30" draw:layer="layout" svg:width="5cm" svg:height="2cm" svg:x="11cm" svg:y="13.5cm">
          <text:p text:style-name="P29"><text:span text:style-name="T10">Source: dev2</text:span></text:p>
          <text:p text:style-name="P29"><text:span text:style-name="T10">Type: std-temp:1.0</text:span></text:p>
          <text:p text:style-name="P29"><text:span text:style-name="T10"/></text:p>
          <text:p text:style-name="P31"><text:span text:style-name="T10">{ “t”: 107.96, “unit”, “f”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4" draw:text-style-name="P2" draw:layer="layout" svg:width="21.5cm" svg:height="3.5cm" svg:x="5.5cm" svg:y="0cm" presentation:class="title">
          <draw:text-box>
            <text:p>Example</text:p>
          </draw:text-box>
        </draw:frame>
        <draw:g>
          <draw:custom-shape draw:style-name="gr24" draw:text-style-name="P32" draw:layer="layout" svg:width="2.5cm" svg:height="2cm" svg:x="22.8cm" svg:y="9.6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5" draw:text-style-name="P34" draw:layer="layout" svg:width="3.5cm" svg:height="1.5cm" svg:x="23.8cm" svg:y="9.6cm">
            <text:p text:style-name="P33"><text:span text:style-name="T11">Backend Ap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6" draw:layer="layout" svg:width="3.5cm" svg:height="1cm" svg:x="23.8cm" svg:y="10.6cm">
            <text:p text:style-name="P35"><text:span text:style-name="T12">Quarku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12" draw:layer="layout" svg:width="2.5cm" svg:height="2cm" svg:x="14.3cm" svg:y="5.6cm">
            <text:p/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5" draw:text-style-name="P14" draw:layer="layout" svg:width="7cm" svg:height="1.5cm" svg:x="15.3cm" svg:y="5.6cm">
            <text:p text:style-name="P13"><text:span text:style-name="T6">Process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2" draw:layer="layout" svg:width="7cm" svg:height="5.449cm" svg:x="15.3cm" svg:y="6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2cm" svg:height="2cm" svg:x="21.3cm" svg:y="9.6cm">
            <text:p/>
            <draw:enhanced-geometry svg:viewBox="0 0 21600 21600" draw:mirror-horizontal="false" draw:mirror-vertical="false" draw:text-areas="0 0 21600 21600" draw:type="chevron" draw:modifiers="14842.5787106447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18" draw:text-style-name="P21" draw:layer="layout" svg:x1="22.3cm" svg:y1="5.6cm" svg:x2="22.3cm" svg:y2="6.6cm">
            <text:p/>
          </draw:line>
        </draw:g>
        <draw:g>
          <draw:custom-shape draw:style-name="gr7" draw:text-style-name="P12" draw:layer="layout" svg:width="2.5cm" svg:height="2cm" svg:x="16.3cm" svg:y="7.1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7" draw:text-style-name="P12" draw:layer="layout" svg:width="2.5cm" svg:height="2cm" svg:x="19.3cm" svg:y="7.1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8" draw:text-style-name="P14" draw:layer="layout" svg:width="3.5cm" svg:height="1.5cm" svg:x="17.3cm" svg:y="7.1cm">
            <text:p text:style-name="P13"><text:span text:style-name="T6">Persi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6" draw:layer="layout" svg:width="3.5cm" svg:height="1cm" svg:x="17.3cm" svg:y="8.1cm">
            <text:p text:style-name="P15"><text:span text:style-name="T7">Kafk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12" draw:layer="layout" svg:width="2.5cm" svg:height="2cm" svg:x="16.3cm" svg:y="9.6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7" draw:text-style-name="P12" draw:layer="layout" svg:width="2.5cm" svg:height="2cm" svg:x="19.3cm" svg:y="9.6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8" draw:text-style-name="P26" draw:layer="layout" svg:width="3.5cm" svg:height="1.5cm" svg:x="17.3cm" svg:y="9.6cm">
            <text:p text:style-name="P25"><text:span text:style-name="T6">speech-to-tex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6" draw:layer="layout" svg:width="3.5cm" svg:height="1cm" svg:x="17.3cm" svg:y="10.6cm">
            <text:p text:style-name="P15"><text:span text:style-name="T7">IBM Wats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12" draw:layer="layout" svg:width="2.5cm" svg:height="2cm" svg:x="9.3cm" svg:y="5.6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7" draw:text-style-name="P12" draw:layer="layout" svg:width="2.5cm" svg:height="2cm" svg:x="12.3cm" svg:y="5.6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8" draw:text-style-name="P14" draw:layer="layout" svg:width="3.5cm" svg:height="1.5cm" svg:x="10.3cm" svg:y="5.6cm">
            <text:p text:style-name="P13"><text:span text:style-name="T6">End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6" draw:layer="layout" svg:width="3.5cm" svg:height="1cm" svg:x="10.3cm" svg:y="6.6cm">
            <text:p text:style-name="P15"><text:span text:style-name="T7">HTT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4" draw:text-style-name="P37" draw:layer="layout" svg:width="2.5cm" svg:height="2cm" svg:x="7.3cm" svg:y="5.6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5" draw:text-style-name="P38" draw:layer="layout" svg:width="3.5cm" svg:height="1.5cm" svg:x="5.3cm" svg:y="5.6cm">
            <text:p text:style-name="P33"><text:span text:style-name="T11">De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6" draw:layer="layout" svg:width="3.5cm" svg:height="1cm" svg:x="5.3cm" svg:y="6.6cm">
            <text:p text:style-name="P35"><text:span text:style-name="T12">PocketSphinx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4" draw:text-style-name="P2" draw:layer="layout" svg:width="21.5cm" svg:height="3.5cm" svg:x="5.5cm" svg:y="0cm" presentation:class="title">
          <draw:text-box>
            <text:p>Example</text:p>
          </draw:text-box>
        </draw:frame>
        <draw:g>
          <draw:custom-shape draw:style-name="gr7" draw:text-style-name="P12" draw:layer="layout" svg:width="2.5cm" svg:height="2cm" svg:x="13cm" svg:y="6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7" draw:text-style-name="P12" draw:layer="layout" svg:width="2.5cm" svg:height="2cm" svg:x="16cm" svg:y="6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8" draw:text-style-name="P14" draw:layer="layout" svg:width="3.5cm" svg:height="1.5cm" svg:x="14cm" svg:y="6cm">
            <text:p text:style-name="P13"><text:span text:style-name="T6">Process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6" draw:layer="layout" svg:width="3.5cm" svg:height="1cm" svg:x="14cm" svg:y="7cm">
            <text:p text:style-name="P15"><text:span text:style-name="T7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12" draw:layer="layout" svg:width="2.5cm" svg:height="2cm" svg:x="13.5cm" svg:y="11.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7" draw:text-style-name="P12" draw:layer="layout" svg:width="2.5cm" svg:height="2cm" svg:x="16.5cm" svg:y="11.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9" draw:text-style-name="P26" draw:layer="layout" svg:width="3.5cm" svg:height="1.5cm" svg:x="14.5cm" svg:y="11.5cm">
            <text:p text:style-name="P25"><text:span text:style-name="T6">Transfo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6" draw:layer="layout" svg:width="3.5cm" svg:height="1cm" svg:x="14.5cm" svg:y="12.5cm">
            <text:p text:style-name="P15"><text:span text:style-name="T7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12" draw:layer="layout" svg:width="2.5cm" svg:height="2cm" svg:x="6.5cm" svg:y="6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7" draw:text-style-name="P12" draw:layer="layout" svg:width="2.5cm" svg:height="2cm" svg:x="9.5cm" svg:y="6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8" draw:text-style-name="P14" draw:layer="layout" svg:width="3.5cm" svg:height="1.5cm" svg:x="7.5cm" svg:y="6cm">
            <text:p text:style-name="P13"><text:span text:style-name="T6">End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6" draw:layer="layout" svg:width="3.5cm" svg:height="1cm" svg:x="7.5cm" svg:y="7cm">
            <text:p text:style-name="P15"><text:span text:style-name="T7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7" draw:text-style-name="P12" draw:layer="layout" svg:width="2cm" svg:height="2cm" svg:x="11.5cm" svg:y="6cm">
          <text:p/>
          <draw:enhanced-geometry svg:viewBox="0 0 21600 21600" draw:mirror-horizontal="false" draw:mirror-vertical="false" draw:text-areas="0 0 21600 21600" draw:type="chevron" draw:modifiers="14842.5787106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g>
          <draw:custom-shape draw:style-name="gr24" draw:text-style-name="P37" draw:layer="layout" svg:width="2.5cm" svg:height="2cm" svg:x="4.5cm" svg:y="6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5" draw:text-style-name="P34" draw:layer="layout" svg:width="3.5cm" svg:height="1.5cm" svg:x="2.5cm" svg:y="6cm">
            <text:p text:style-name="P33"><text:span text:style-name="T11">De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6" draw:layer="layout" svg:width="3.5cm" svg:height="1cm" svg:x="2.5cm" svg:y="7cm">
            <text:p text:style-name="P35"><text:span text:style-name="T12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4" draw:text-style-name="P32" draw:layer="layout" svg:width="2.5cm" svg:height="2cm" svg:x="18cm" svg:y="6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5" draw:text-style-name="P34" draw:layer="layout" svg:width="3.5cm" svg:height="1.5cm" svg:x="19cm" svg:y="6cm">
            <text:p text:style-name="P33"><text:span text:style-name="T11">Consumer Ap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6" draw:layer="layout" svg:width="3.5cm" svg:height="1cm" svg:x="19cm" svg:y="7cm">
            <text:p text:style-name="P35"><text:span text:style-name="T12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4" draw:text-style-name="P2" draw:layer="layout" svg:width="21.5cm" svg:height="3.5cm" svg:x="5.5cm" svg:y="0cm" presentation:class="title">
          <draw:text-box>
            <text:p>Example</text:p>
          </draw:text-box>
        </draw:frame>
        <draw:g>
          <draw:custom-shape draw:style-name="gr7" draw:text-style-name="P12" draw:layer="layout" svg:width="2.5cm" svg:height="2cm" svg:x="13.5cm" svg:y="11.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7" draw:text-style-name="P12" draw:layer="layout" svg:width="2.5cm" svg:height="2cm" svg:x="16.5cm" svg:y="11.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0" draw:text-style-name="P26" draw:layer="layout" svg:width="3.5cm" svg:height="1.5cm" svg:x="14.5cm" svg:y="11.5cm">
            <text:p text:style-name="P25"><text:span text:style-name="T6">Transfo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6" draw:layer="layout" svg:width="3.5cm" svg:height="1cm" svg:x="14.5cm" svg:y="12.5cm">
            <text:p text:style-name="P15"><text:span text:style-name="T7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4" draw:text-style-name="P37" draw:layer="layout" svg:width="2.5cm" svg:height="2cm" svg:x="10.5cm" svg:y="6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5" draw:text-style-name="P34" draw:layer="layout" svg:width="3.5cm" svg:height="1.5cm" svg:x="8.5cm" svg:y="6cm">
            <text:p text:style-name="P33"><text:span text:style-name="T11">My De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6" draw:layer="layout" svg:width="3.5cm" svg:height="1cm" svg:x="8.5cm" svg:y="7cm">
            <text:p text:style-name="P35"><text:span text:style-name="T12">Send 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4" draw:text-style-name="P32" draw:layer="layout" svg:width="2.5cm" svg:height="2cm" svg:x="12.5cm" svg:y="6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5" draw:text-style-name="P34" draw:layer="layout" svg:width="3.5cm" svg:height="1.5cm" svg:x="13.5cm" svg:y="6cm">
            <text:p text:style-name="P33"><text:span text:style-name="T11">My Ap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6" draw:layer="layout" svg:width="3.5cm" svg:height="1cm" svg:x="13.5cm" svg:y="7cm">
            <text:p text:style-name="P35"><text:span text:style-name="T12">Consume </text:span><text:span text:style-name="T12">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path draw:style-name="gr31" draw:text-style-name="P32" draw:layer="layout" svg:width="2.5cm" svg:height="2cm" svg:x="12.298cm" svg:y="8.101cm" svg:viewBox="0 0 2501 2001" svg:d="M2501 2001c-625 0-1250 0-1875 0-209-333-417-667-626-1000 209-334 417-667 626-1001 625 0 1250 0 1875 0-208 334-417 667-625 1001 208 333 417 667 625 1000z">
          <text:p/>
        </draw:path>
        <draw:path draw:style-name="gr31" draw:text-style-name="P37" draw:layer="layout" svg:width="2.5cm" svg:height="2cm" svg:x="10.299cm" svg:y="8.099cm" svg:viewBox="0 0 2501 2001" svg:d="M2501 2001c-625 0-1250 0-1875 0-209-333-417-667-626-1000 209-334 417-667 626-1001 625 0 1250 0 1875 0-208 334-417 667-625 1001 208 333 417 667 625 1000z">
          <text:p/>
        </draw:path>
        <draw:frame presentation:style-name="pr4" draw:text-style-name="P2" draw:layer="layout" svg:width="21.5cm" svg:height="3.5cm" svg:x="5.5cm" svg:y="0cm" presentation:class="title">
          <draw:text-box>
            <text:p>Example</text:p>
          </draw:text-box>
        </draw:frame>
        <draw:g>
          <draw:custom-shape draw:style-name="gr7" draw:text-style-name="P12" draw:layer="layout" svg:width="2.5cm" svg:height="2cm" svg:x="13.5cm" svg:y="12.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7" draw:text-style-name="P12" draw:layer="layout" svg:width="2.5cm" svg:height="2cm" svg:x="16.5cm" svg:y="12.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2" draw:text-style-name="P26" draw:layer="layout" svg:width="3.5cm" svg:height="1.5cm" svg:x="14.5cm" svg:y="12.5cm">
            <text:p text:style-name="P25"><text:span text:style-name="T6">T</text:span><text:span text:style-name="T6">r</text:span><text:span text:style-name="T6">a</text:span><text:span text:style-name="T6">n</text:span><text:span text:style-name="T6">s</text:span><text:span text:style-name="T6">f</text:span><text:span text:style-name="T6">o</text:span><text:span text:style-name="T6">r</text:span><text:span text:style-name="T6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6" draw:layer="layout" svg:width="3.5cm" svg:height="1cm" svg:x="14.5cm" svg:y="13.5cm">
            <text:p text:style-name="P15"><text:span text:style-name="T7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31" draw:text-style-name="P37" draw:layer="layout" svg:width="2.5cm" svg:height="2cm" svg:x="10.5cm" svg:y="6cm" svg:viewBox="0 0 2501 2001" svg:d="M0 0c625 0 1250 0 1875 0 209 333 417 667 626 1000-209 334-417 667-626 1001-625 0-1250 0-1875 0 208-334 417-667 625-1001-208-333-417-667-625-1000z">
          <text:p/>
        </draw:path>
        <draw:g>
          <draw:path draw:style-name="gr33" draw:text-style-name="P34" draw:layer="layout" svg:width="3.499cm" svg:height="1.499cm" svg:x="8.5cm" svg:y="6cm" svg:viewBox="0 0 3500 1500" svg:d="M0 1500c0-500 0-1000 0-1500 1167 0 2333 0 3500 0 0 500 0 1000 0 1500-1167 0-2333 0-3500 0z">
            <text:p/>
          </draw:path>
          <draw:path draw:style-name="gr34" draw:text-style-name="P39" draw:layer="layout" svg:width="0.317cm" svg:height="0.443cm" svg:x="8.782cm" svg:y="6.253cm" svg:viewBox="0 0 318 444" svg:d="M0 0c21 0 42 0 64 0 31 79 63 159 95 238 32-79 63-159 95-238 21 0 42 0 64 0 0 148 0 296 0 444-22 0-43 0-64 0 0-95 0-190 0-285-21 53-42 106-63 159-22 0-43 0-64 0-21-53-42-106-63-159 0 95 0 190 0 285-22 0-43 0-64 0 0-148 0-296 0-444z">
            <text:p/>
          </draw:path>
          <draw:path draw:style-name="gr34" draw:text-style-name="P39" draw:layer="layout" svg:width="0.19cm" svg:height="0.445cm" svg:x="9.163cm" svg:y="6.379cm" svg:viewBox="0 0 191 446" svg:d="M64 351c0 17-15 32-32 32v63c52 0 95-43 95-95l64-351h-64l-32 175-31-175h-64z">
            <text:p/>
          </draw:path>
          <draw:path draw:style-name="gr34" draw:text-style-name="P39" draw:layer="layout" svg:width="0.19cm" svg:height="0.445cm" svg:x="9.578cm" svg:y="6.252cm" svg:viewBox="0 0 191 446" svg:d="M0 0v446h95c53 0 96-43 96-95v-256c0-52-43-95-96-95zM64 64h31c18 0 32 14 32 31v256c0 17-14 32-32 32h-31z">
            <text:p/>
          </draw:path>
          <draw:path draw:style-name="gr34" draw:text-style-name="P39" draw:layer="layout" svg:width="0.19cm" svg:height="0.318cm" svg:x="9.832cm" svg:y="6.379cm" svg:viewBox="0 0 191 319" svg:d="M95 0c-52 0-95 43-95 96v128c0 52 43 95 95 95 53 0 96-43 96-95h-64c0 17-14 32-32 32-17 0-31-15-31-32v-32h127v-96c0-53-43-96-96-96zM95 64c18 0 32 14 32 32v32h-63v-32c0-18 14-32 31-32z">
            <text:p/>
          </draw:path>
          <draw:path draw:style-name="gr34" draw:text-style-name="P39" draw:layer="layout" svg:width="0.19cm" svg:height="0.317cm" svg:x="10.086cm" svg:y="6.379cm" svg:viewBox="0 0 191 318" svg:d="M0 0c21 0 42 0 64 0 10 53 21 106 31 159 11-53 21-106 32-159 21 0 42 0 64 0-22 106-43 212-64 318-21 0-42 0-63 0-22-106-43-212-64-318z">
            <text:p/>
          </draw:path>
          <draw:path draw:style-name="gr34" draw:text-style-name="P39" draw:layer="layout" svg:width="0.063cm" svg:height="0.445cm" svg:x="10.34cm" svg:y="6.252cm" svg:viewBox="0 0 64 446" svg:d="M0 0c0 21 0 42 0 64 21 0 42 0 64 0 0-22 0-43 0-64-22 0-43 0-64 0zM0 127c0 106 0 213 0 319 21 0 42 0 64 0 0-106 0-213 0-319-22 0-43 0-64 0z">
            <text:p/>
          </draw:path>
          <draw:path draw:style-name="gr34" draw:text-style-name="P39" draw:layer="layout" svg:width="0.19cm" svg:height="0.318cm" svg:x="10.467cm" svg:y="6.379cm" svg:viewBox="0 0 191 319" svg:d="M95 0c-52 0-95 43-95 96v128c0 52 43 95 95 95 53 0 96-43 96-95h-64c0 17-14 32-32 32-17 0-31-15-31-32v-128c0-18 14-32 31-32 18 0 32 14 32 32h64c0-53-43-96-96-96z">
            <text:p/>
          </draw:path>
          <draw:path draw:style-name="gr34" draw:text-style-name="P39" draw:layer="layout" svg:width="0.19cm" svg:height="0.318cm" svg:x="10.721cm" svg:y="6.379cm" svg:viewBox="0 0 191 319" svg:d="M95 0c-52 0-95 43-95 96v128c0 52 43 95 95 95 53 0 96-43 96-95h-64c0 17-14 32-32 32-17 0-31-15-31-32v-32h127v-96c0-53-43-96-96-96zM95 64c18 0 32 14 32 32v32h-63v-32c0-18 14-32 31-32z">
            <text:p/>
          </draw:path>
        </draw:g>
        <draw:g>
          <draw:path draw:style-name="gr35" draw:text-style-name="P36" draw:layer="layout" svg:width="3.499cm" svg:height="3.499cm" svg:x="8.5cm" svg:y="7cm" svg:viewBox="0 0 3500 3500" svg:d="M0 3500c0-1167 0-2333 0-3500 1167 0 2333 0 3500 0 0 1167 0 2333 0 3500-1167 0-2333 0-3500 0z">
            <text:p/>
          </draw:path>
          <draw:path draw:style-name="gr36" draw:text-style-name="P40" draw:layer="layout" svg:width="0.223cm" svg:height="0.274cm" svg:x="8.765cm" svg:y="8.283cm" svg:viewBox="0 0 224 275" svg:d="M64 275c-17-14-33-28-49-42 21-29 42-58 62-86-25-9-51-18-77-26 7-21 14-42 21-63 23 14 46 29 69 43-4-34-8-67-11-101 23 0 46 0 69 0-4 34-9 67-13 101 22-13 45-26 68-39 7 20 14 40 21 60-27 8-53 16-80 24 21 29 41 57 62 86-17 14-33 28-49 42-15-31-31-62-46-93-16 32-32 63-47 94z">
            <text:p/>
          </draw:path>
          <draw:path draw:style-name="gr36" draw:text-style-name="P40" draw:layer="layout" svg:width="0.214cm" svg:height="0.394cm" svg:x="9.282cm" svg:y="8.232cm" svg:viewBox="0 0 215 395" svg:d="M0 395v-395h106c37 0 64 11 82 32s27 49 27 83-9 61-27 83c-18 21-45 32-79 32h-47v165zM62 174h42c15 0 27-5 36-16 8-10 12-24 12-42 0-19-4-33-12-43-9-11-20-16-35-16h-43z">
            <text:p/>
          </draw:path>
          <draw:path draw:style-name="gr36" draw:text-style-name="P40" draw:layer="layout" svg:width="0.204cm" svg:height="0.301cm" svg:x="9.537cm" svg:y="8.332cm" svg:viewBox="0 0 205 302" svg:d="M81 302c-16 0-31-4-43-12s-21-22-28-41-10-45-10-78l1-171h60v174c0 29 3 49 9 59 7 10 15 15 25 15 14 0 25-7 33-20s12-33 12-60v-168h60v249c0 8 0 16 1 24 0 7 2 15 4 22h-56c-2-5-3-11-4-17-1-5-1-12-1-18-6 13-15 23-26 31-11 7-23 11-37 11z">
            <text:p/>
          </draw:path>
          <draw:path draw:style-name="gr36" draw:text-style-name="P40" draw:layer="layout" svg:width="0.217cm" svg:height="0.43cm" svg:x="9.788cm" svg:y="8.203cm" svg:viewBox="0 0 218 431" svg:d="M120 431c-13 0-25-3-36-9-12-7-21-17-27-31l-9 33h-48v-424h66v6c-2 2-3 5-4 8s-1 8-1 15v135c7-13 16-24 28-31 11-7 23-11 35-11 20 0 36 5 50 15s25 26 32 48c8 22 12 52 12 89 0 39-5 71-14 93-8 23-20 40-35 50-15 9-32 14-49 14zM108 379c10 0 18-3 26-8 7-6 13-16 17-30 4-15 6-35 6-62 0-37-4-64-12-80-9-17-21-25-36-25-14 0-26 8-34 26-9 17-14 43-14 77 0 35 4 61 12 77 8 17 19 25 35 25z">
            <text:p/>
          </draw:path>
          <draw:path draw:style-name="gr36" draw:text-style-name="P40" draw:layer="layout" svg:width="0.191cm" svg:height="0.423cm" svg:x="10.051cm" svg:y="8.203cm" svg:viewBox="0 0 192 424" svg:d="M0 424c0-18 0-36 0-53 22 0 44 0 66 0 0-106 0-211 0-317-21 0-42 0-63 0 0-18 0-36 0-54 41 0 83 0 124 0 0 124 0 247 0 371 22 0 44 0 65 0 0 17 0 35 0 53-64 0-128 0-192 0z">
            <text:p/>
          </draw:path>
          <draw:path draw:style-name="gr36" draw:text-style-name="P40" draw:layer="layout" svg:width="0.172cm" svg:height="0.425cm" svg:x="10.314cm" svg:y="8.201cm" svg:viewBox="0 0 173 426" svg:d="M0 426v-53h58v-189h-55v-53h116v242h54v53zM86 77c-11 0-20-3-28-11-7-8-11-17-11-27 0-11 4-20 11-28 8-7 17-11 28-11s20 4 28 12 12 17 12 27-4 19-12 27-17 11-28 11z">
            <text:p/>
          </draw:path>
          <draw:path draw:style-name="gr36" draw:text-style-name="P40" draw:layer="layout" svg:width="0.203cm" svg:height="0.308cm" svg:x="10.55cm" svg:y="8.325cm" svg:viewBox="0 0 204 309" svg:d="M105 309c-44 0-79-12-105-37l25-52 2-6 5 2c1 3 2 7 4 10 1 3 5 7 10 11 7 7 16 12 25 15 10 3 21 5 34 5s24-4 32-10c8-7 12-16 12-27 0-9-4-17-12-24s-21-14-40-21c-25-10-46-21-61-35-16-14-23-33-23-57 0-23 8-43 25-59s40-24 69-24c41 0 73 14 96 42l-28 43-4 6-4-3c-1-4-2-7-3-11-1-3-5-7-10-12-6-4-13-8-21-10-7-2-15-4-23-4-12 0-22 3-30 8-7 6-11 13-11 22 0 10 4 18 13 25 8 6 23 13 44 21 27 10 47 22 60 35 12 13 18 32 18 54 0 28-8 51-26 68-17 17-42 25-73 25z">
            <text:p/>
          </draw:path>
          <draw:path draw:style-name="gr36" draw:text-style-name="P40" draw:layer="layout" svg:width="0.202cm" svg:height="0.423cm" svg:x="10.809cm" svg:y="8.203cm" svg:viewBox="0 0 203 424" svg:d="M0 0h67v6c-3 2-4 5-5 8s-1 8-1 15v140c8-16 18-28 31-35 12-8 25-12 39-12 23 0 40 10 53 28s19 50 19 94v180h-61v-178c0-27-2-45-8-55-5-10-13-15-22-15-14 0-26 7-36 20-10 14-15 34-15 60v168h-61z">
            <text:p/>
          </draw:path>
          <draw:path draw:style-name="gr36" draw:text-style-name="P40" draw:layer="layout" svg:width="0.223cm" svg:height="0.274cm" svg:x="8.765cm" svg:y="8.952cm" svg:viewBox="0 0 224 275" svg:d="M64 275c-17-14-33-28-49-42 21-29 42-58 62-86-25-9-51-18-77-26 7-21 14-42 21-63 23 14 46 29 69 43-4-34-8-67-11-101 23 0 46 0 69 0-4 34-9 67-13 101 22-13 45-26 68-39 7 20 14 40 21 60-27 8-53 16-80 24 21 29 41 57 62 86-17 14-33 28-49 42-15-31-31-62-46-93-16 32-32 63-47 94z">
            <text:p/>
          </draw:path>
          <draw:path draw:style-name="gr36" draw:text-style-name="P40" draw:layer="layout" svg:width="0.216cm" svg:height="0.407cm" svg:x="9.275cm" svg:y="8.895cm" svg:viewBox="0 0 217 408" svg:d="M105 408c-22 0-42-3-60-10s-33-18-45-33l27-58 3-6 5 2c1 4 2 7 3 11 0 4 3 9 8 14 8 7 17 13 26 18 10 4 21 6 32 6 16 0 29-5 39-14 9-10 14-23 14-42 0-9-2-17-4-25-3-8-9-15-17-23s-21-17-38-27c-32-16-54-34-67-52-12-19-18-41-18-67 0-32 9-57 28-75s43-27 72-27c40 0 72 15 96 44l-30 51-2 5-5-3c-1-3-2-7-3-11 0-4-3-9-7-14-7-7-14-12-21-14s-15-3-25-3c-13 0-23 4-31 12s-12 18-12 31c0 10 2 18 4 26 3 8 9 16 19 24 9 7 23 16 41 26 31 17 52 34 63 52s17 40 17 65c0 22-4 41-13 59-8 18-21 32-37 42-17 11-38 16-62 16z">
            <text:p/>
          </draw:path>
          <draw:path draw:style-name="gr36" draw:text-style-name="P40" draw:layer="layout" svg:width="0.204cm" svg:height="0.301cm" svg:x="9.537cm" svg:y="9.001cm" svg:viewBox="0 0 205 302" svg:d="M81 302c-16 0-31-4-43-12s-21-22-28-41-10-45-10-78l1-171h60v174c0 29 3 49 9 59 7 10 15 15 25 15 14 0 25-7 33-20s12-33 12-60v-168h60v249c0 8 0 16 1 24 0 7 2 15 4 22h-56c-2-5-3-11-4-17-1-5-1-12-1-18-6 13-15 23-26 31-11 7-23 11-37 11z">
            <text:p/>
          </draw:path>
          <draw:path draw:style-name="gr36" draw:text-style-name="P40" draw:layer="layout" svg:width="0.217cm" svg:height="0.43cm" svg:x="9.788cm" svg:y="8.872cm" svg:viewBox="0 0 218 431" svg:d="M120 431c-13 0-25-3-36-9-12-7-21-17-27-31l-9 33h-48v-424h66v6c-2 2-3 5-4 8s-1 8-1 15v135c7-13 16-24 28-31 11-7 23-11 35-11 20 0 36 5 50 15s25 26 32 48c8 22 12 52 12 89 0 39-5 71-14 93-8 23-20 40-35 50-15 9-32 14-49 14zM108 379c10 0 18-3 26-8 7-6 13-16 17-30 4-15 6-35 6-62 0-37-4-64-12-80-9-17-21-25-36-25-14 0-26 8-34 26-9 17-14 43-14 77 0 35 4 61 12 77 8 17 19 25 35 25z">
            <text:p/>
          </draw:path>
          <draw:path draw:style-name="gr36" draw:text-style-name="P40" draw:layer="layout" svg:width="0.203cm" svg:height="0.308cm" svg:x="10.042cm" svg:y="8.994cm" svg:viewBox="0 0 204 309" svg:d="M105 309c-44 0-79-12-105-37l25-52 2-6 5 2c1 3 2 7 4 10 1 3 5 7 10 11 7 7 16 12 25 15 10 3 21 5 34 5s24-4 32-10c8-7 12-16 12-27 0-9-4-17-12-24s-21-14-40-21c-25-10-46-21-61-35-16-14-23-33-23-57 0-23 8-43 25-59s40-24 69-24c41 0 73 14 96 42l-28 43-4 6-4-3c-1-4-2-7-3-11-1-3-5-7-10-12-6-4-13-8-21-10-7-2-15-4-23-4-12 0-22 3-30 8-7 6-11 13-11 22 0 10 4 18 13 25 8 6 23 13 44 21 27 10 47 22 60 35 12 13 18 32 18 54 0 28-8 51-26 68-17 17-42 25-73 25z">
            <text:p/>
          </draw:path>
          <draw:path draw:style-name="gr36" draw:text-style-name="P40" draw:layer="layout" svg:width="0.215cm" svg:height="0.308cm" svg:x="10.294cm" svg:y="8.994cm" svg:viewBox="0 0 216 309" svg:d="M123 309c-36 0-66-13-89-40s-34-64-34-113c0-33 5-61 16-84 11-24 26-41 44-54 18-12 39-18 61-18s41 4 57 13 29 21 38 37l-30 43-3 5-5-3c0-3-1-7-1-10-1-4-3-8-7-13-12-11-27-17-46-17-16 0-30 8-43 23-13 16-19 42-19 77s6 60 19 76c12 16 27 24 45 24 11 0 21-2 31-7 9-5 18-13 27-25l29 45c-12 14-26 25-42 31-15 7-31 10-48 10z">
            <text:p/>
          </draw:path>
          <draw:path draw:style-name="gr36" draw:text-style-name="P40" draw:layer="layout" svg:width="0.198cm" svg:height="0.302cm" svg:x="10.568cm" svg:y="8.994cm" svg:viewBox="0 0 199 303" svg:d="M0 7h62v44c7-16 16-29 29-38 14-8 27-13 42-13 27 0 49 12 66 35l-25 52-2 5-5-2c-1-3-2-7-3-11-2-3-5-8-10-12-9-8-20-12-30-12s-20 3-30 8c-10 6-18 15-24 29-5 13-8 31-8 55v156h-62z">
            <text:p/>
          </draw:path>
          <draw:path draw:style-name="gr36" draw:text-style-name="P40" draw:layer="layout" svg:width="0.172cm" svg:height="0.425cm" svg:x="10.822cm" svg:y="8.87cm" svg:viewBox="0 0 173 426" svg:d="M0 426v-53h58v-189h-55v-53h116v242h54v53zM86 77c-11 0-20-3-28-11-7-8-11-17-11-27 0-11 4-20 11-28 8-7 17-11 28-11s20 4 28 12 12 17 12 27-4 19-12 27-17 11-28 11z">
            <text:p/>
          </draw:path>
          <draw:path draw:style-name="gr36" draw:text-style-name="P40" draw:layer="layout" svg:width="0.217cm" svg:height="0.43cm" svg:x="11.058cm" svg:y="8.872cm" svg:viewBox="0 0 218 431" svg:d="M120 431c-13 0-25-3-36-9-12-7-21-17-27-31l-9 33h-48v-424h66v6c-2 2-3 5-4 8s-1 8-1 15v135c7-13 16-24 28-31 11-7 23-11 35-11 20 0 36 5 50 15s25 26 32 48c8 22 12 52 12 89 0 39-5 71-14 93-8 23-20 40-35 50-15 9-32 14-49 14zM108 379c10 0 18-3 26-8 7-6 13-16 17-30 4-15 6-35 6-62 0-37-4-64-12-80-9-17-21-25-36-25-14 0-26 8-34 26-9 17-14 43-14 77 0 35 4 61 12 77 8 17 19 25 35 25z">
            <text:p/>
          </draw:path>
          <draw:path draw:style-name="gr36" draw:text-style-name="P40" draw:layer="layout" svg:width="0.212cm" svg:height="0.308cm" svg:x="11.309cm" svg:y="8.994cm" svg:viewBox="0 0 213 309" svg:d="M118 309c-35 0-63-13-85-38s-33-63-33-114c0-53 10-92 31-118s48-39 81-39c29 0 54 12 72 35 19 23 29 60 29 112 0 4 0 9 0 14 0 4 0 9-1 12h-152c1 31 7 52 19 65 12 12 26 18 42 18 22 0 40-9 54-28l31 36c-21 30-51 45-88 45zM60 122h94c0-46-15-69-45-69-12 0-23 5-32 16s-14 28-17 53z">
            <text:p/>
          </draw:path>
        </draw:g>
        <draw:path draw:style-name="gr31" draw:text-style-name="P32" draw:layer="layout" svg:width="2.5cm" svg:height="2cm" svg:x="12.5cm" svg:y="6cm" svg:viewBox="0 0 2501 2001" svg:d="M0 0c625 0 1250 0 1875 0 209 333 417 667 626 1000-209 334-417 667-626 1001-625 0-1250 0-1875 0 208-334 417-667 625-1001-208-333-417-667-625-1000z">
          <text:p/>
        </draw:path>
        <draw:g>
          <draw:path draw:style-name="gr37" draw:text-style-name="P34" draw:layer="layout" svg:width="3.999cm" svg:height="1.499cm" svg:x="13.5cm" svg:y="6cm" svg:viewBox="0 0 4000 1500" svg:d="M0 1500c0-500 0-1000 0-1500 1333 0 2667 0 4000 0 0 500 0 1000 0 1500-1333 0-2667 0-4000 0z">
            <text:p/>
          </draw:path>
          <draw:path draw:style-name="gr38" draw:text-style-name="P39" draw:layer="layout" svg:width="0.317cm" svg:height="0.443cm" svg:x="13.782cm" svg:y="6.253cm" svg:viewBox="0 0 318 444" svg:d="M0 0c21 0 42 0 64 0 31 79 63 159 95 238 32-79 63-159 95-238 21 0 42 0 64 0 0 148 0 296 0 444-22 0-43 0-64 0 0-95 0-190 0-285-21 53-42 106-63 159-22 0-43 0-64 0-21-53-42-106-63-159 0 95 0 190 0 285-22 0-43 0-64 0 0-148 0-296 0-444z">
            <text:p/>
          </draw:path>
          <draw:path draw:style-name="gr38" draw:text-style-name="P39" draw:layer="layout" svg:width="0.19cm" svg:height="0.445cm" svg:x="14.163cm" svg:y="6.379cm" svg:viewBox="0 0 191 446" svg:d="M64 351c0 17-15 32-32 32v63c52 0 95-43 95-95l64-351h-64l-32 175-31-175h-64z">
            <text:p/>
          </draw:path>
          <draw:path draw:style-name="gr38" draw:text-style-name="P39" draw:layer="layout" svg:width="0.253cm" svg:height="0.445cm" svg:x="14.578cm" svg:y="6.252cm" svg:viewBox="0 0 254 446" svg:d="M127 149c8 35 15 71 23 106-15 0-31 0-46 0 8-35 15-71 23-106zM0 446c21 0 42 0 64 0 9-42 18-85 27-127 24 0 48 0 72 0 9 42 18 85 28 127 21 0 42 0 63 0-32-149-63-297-95-446-21 0-43 0-64 0-31 149-63 297-95 446z">
            <text:p/>
          </draw:path>
          <draw:path draw:style-name="gr38" draw:text-style-name="P39" draw:layer="layout" svg:width="0.19cm" svg:height="0.445cm" svg:x="14.895cm" svg:y="6.379cm" svg:viewBox="0 0 191 446" svg:d="M0 0v446h64v-190c0 35 28 63 63 63s64-28 64-63v-192c0-36-29-64-64-64s-63 28-63 64v-64zM95 64c18 0 32 14 32 32v128c0 17-14 32-32 32-17 0-31-15-31-32v-128c0-18 14-32 31-32z">
            <text:p/>
          </draw:path>
          <draw:path draw:style-name="gr38" draw:text-style-name="P39" draw:layer="layout" svg:width="0.19cm" svg:height="0.445cm" svg:x="15.149cm" svg:y="6.379cm" svg:viewBox="0 0 191 446" svg:d="M0 0v446h64v-190c0 35 28 63 63 63s64-28 64-63v-192c0-36-29-64-64-64s-63 28-63 64v-64zM95 64c18 0 32 14 32 32v128c0 17-14 32-32 32-17 0-31-15-31-32v-128c0-18 14-32 31-32z">
            <text:p/>
          </draw:path>
        </draw:g>
        <draw:g>
          <draw:path draw:style-name="gr39" draw:text-style-name="P41" draw:layer="layout" svg:width="3.999cm" svg:height="3.499cm" svg:x="13.5cm" svg:y="7cm" svg:viewBox="0 0 4000 3500" svg:d="M0 3500c0-1167 0-2333 0-3500 1333 0 2667 0 4000 0 0 1167 0 2333 0 3500-1333 0-2667 0-4000 0z">
            <text:p/>
          </draw:path>
          <draw:path draw:style-name="gr40" draw:text-style-name="P42" draw:layer="layout" svg:width="0.223cm" svg:height="0.274cm" svg:x="13.766cm" svg:y="7.949cm" svg:viewBox="0 0 224 275" svg:d="M64 275c-17-14-33-28-49-42 21-29 42-58 62-86-25-9-51-18-77-26 7-21 14-42 21-63 23 14 46 29 69 43-4-34-8-67-11-101 23 0 46 0 69 0-4 34-9 67-13 101 22-13 45-26 68-39 7 20 14 40 21 60-27 8-53 16-80 24 21 29 41 57 62 86-17 14-33 28-49 42-15-31-31-62-46-93-16 32-32 63-47 94z">
            <text:p/>
          </draw:path>
          <draw:path draw:style-name="gr40" draw:text-style-name="P42" draw:layer="layout" svg:width="0.226cm" svg:height="0.406cm" svg:x="14.274cm" svg:y="7.893cm" svg:viewBox="0 0 227 407" svg:d="M127 407c-23 0-44-7-63-20-20-13-35-35-47-64-11-30-17-69-17-119 0-40 4-74 12-100 8-27 18-47 31-63 13-15 27-26 42-32s30-9 45-9c24 0 44 6 60 17 16 12 29 28 37 48l-33 40-3 4-4-4c0-3-1-6-1-10s-2-9-6-15c-7-9-14-16-22-19-8-4-16-6-25-6-12 0-24 5-35 15-11 11-20 26-27 48-7 21-10 49-10 84 0 50 7 87 20 112 14 25 30 37 50 37 24 0 43-14 58-42l34 42c-12 19-25 34-40 43-16 9-34 13-56 13z">
            <text:p/>
          </draw:path>
          <draw:path draw:style-name="gr40" draw:text-style-name="P42" draw:layer="layout" svg:width="0.225cm" svg:height="0.307cm" svg:x="14.526cm" svg:y="7.991cm" svg:viewBox="0 0 226 308" svg:d="M113 308c-33 0-60-13-81-38-21-26-32-64-32-114 0-51 11-90 32-116 21-27 48-40 81-40s60 13 81 40c21 26 32 65 32 116 0 50-11 88-32 114-21 25-48 38-81 38zM113 255c16 0 29-9 38-26s14-42 14-74c0-34-5-59-14-76s-22-25-38-25-28 8-38 25c-9 17-14 42-14 76 0 32 5 57 14 74 10 17 22 26 38 26z">
            <text:p/>
          </draw:path>
          <draw:path draw:style-name="gr40" draw:text-style-name="P42" draw:layer="layout" svg:width="0.202cm" svg:height="0.301cm" svg:x="14.793cm" svg:y="7.991cm" svg:viewBox="0 0 203 302" svg:d="M0 302v-295h61v41c8-14 18-26 29-35s23-13 38-13c14 0 27 4 38 11s20 19 27 37c7 17 10 41 10 71v183h-61v-181c0-25-3-42-8-52-6-11-13-16-24-16-12 0-23 7-33 20-11 13-16 31-16 54v175z">
            <text:p/>
          </draw:path>
          <draw:path draw:style-name="gr40" draw:text-style-name="P42" draw:layer="layout" svg:width="0.203cm" svg:height="0.308cm" svg:x="15.042cm" svg:y="7.991cm" svg:viewBox="0 0 204 309" svg:d="M105 309c-44 0-79-12-105-37l25-52 2-6 5 2c1 3 2 7 4 10 1 3 5 7 10 11 7 7 16 12 25 15 10 3 21 5 34 5s24-4 32-10c8-7 12-16 12-27 0-9-4-17-12-24s-21-14-40-21c-25-10-46-21-61-35-16-14-23-33-23-57 0-23 8-43 25-59s40-24 69-24c41 0 73 14 96 42l-28 43-4 6-4-3c-1-4-2-7-3-11-1-3-5-7-10-12-6-4-13-8-21-10-7-2-15-4-23-4-12 0-22 3-30 8-7 6-11 13-11 22 0 10 4 18 13 25 8 6 23 13 44 21 27 10 47 22 60 35 12 13 18 32 18 54 0 28-8 51-26 68-17 17-42 25-73 25z">
            <text:p/>
          </draw:path>
          <draw:path draw:style-name="gr40" draw:text-style-name="P42" draw:layer="layout" svg:width="0.204cm" svg:height="0.301cm" svg:x="15.299cm" svg:y="7.998cm" svg:viewBox="0 0 205 302" svg:d="M81 302c-16 0-31-4-43-12s-21-22-28-41-10-45-10-78l1-171h60v174c0 29 3 49 9 59 7 10 15 15 25 15 14 0 25-7 33-20s12-33 12-60v-168h60v249c0 8 0 16 1 24 0 7 2 15 4 22h-56c-2-5-3-11-4-17-1-5-1-12-1-18-6 13-15 23-26 31-11 7-23 11-37 11z">
            <text:p/>
          </draw:path>
          <draw:path draw:style-name="gr40" draw:text-style-name="P42" draw:layer="layout" svg:width="0.226cm" svg:height="0.301cm" svg:x="15.543cm" svg:y="7.991cm" svg:viewBox="0 0 227 302" svg:d="M0 302v-295h50v24c10-21 23-31 40-31 8 0 16 3 23 10 7 6 13 15 16 28 10-25 27-38 49-38 17 0 29 7 38 22 8 14 12 34 11 60v220h-52v-207c0-19-1-31-3-38-2-6-5-9-9-9-8 0-14 6-18 17-5 11-7 25-7 44v193h-48v-204c0-20-2-33-4-40s-6-10-12-10-11 4-15 14c-5 10-7 25-7 44v196z">
            <text:p/>
          </draw:path>
          <draw:path draw:style-name="gr40" draw:text-style-name="P42" draw:layer="layout" svg:width="0.212cm" svg:height="0.308cm" svg:x="15.801cm" svg:y="7.991cm" svg:viewBox="0 0 213 309" svg:d="M118 309c-35 0-63-13-85-38s-33-63-33-114c0-53 10-92 31-118s48-39 81-39c29 0 54 12 72 35 19 23 29 60 29 112 0 4 0 9 0 14 0 4 0 9-1 12h-152c1 31 7 52 19 65 12 12 26 18 42 18 22 0 40-9 54-28l31 36c-21 30-51 45-88 45zM60 122h94c0-46-15-69-45-69-12 0-23 5-32 16s-14 28-17 53z">
            <text:p/>
          </draw:path>
          <draw:path draw:style-name="gr40" draw:text-style-name="P42" draw:layer="layout" svg:width="0.218cm" svg:height="0.43cm" svg:x="16.307cm" svg:y="7.868cm" svg:viewBox="0 0 219 431" svg:d="M95 431c-17 0-33-5-47-15-15-10-26-26-35-49s-13-53-13-91c0-37 4-67 13-89 8-23 20-39 34-50 14-10 31-15 49-15 13 0 25 3 35 9s18 16 23 29v-160h65v6c-2 2-4 5-5 8 0 3 0 8 0 15l-1 354c0 7 1 14 1 21 0 6 2 13 4 20h-59c-2-5-4-11-4-15-1-5-1-10-1-18-7 14-15 24-25 30-11 7-22 10-34 10zM107 377c31 0 46-34 46-100 0-35-4-61-11-78-8-16-20-25-35-25-16 0-27 8-35 24s-12 40-12 74c0 37 4 64 14 80 9 17 20 25 33 25z">
            <text:p/>
          </draw:path>
          <draw:path draw:style-name="gr40" draw:text-style-name="P42" draw:layer="layout" svg:width="0.21cm" svg:height="0.308cm" svg:x="16.562cm" svg:y="7.991cm" svg:viewBox="0 0 211 309" svg:d="M83 309c-27 0-47-8-61-24-15-16-22-36-22-60 0-35 11-61 34-80 23-18 55-27 96-27 6 0 13 0 22 1-2-27-8-45-16-54s-20-13-34-13c-11 0-21 2-31 6-9 4-18 11-27 21l-32-38c25-27 57-41 94-41 21 0 40 4 56 11 15 8 28 22 36 42 9 20 13 49 13 85v164h-61v-31c-8 15-18 25-29 30-12 5-24 8-38 8zM60 216c0 14 4 24 10 31 7 7 15 10 25 10 18 0 32-7 41-21s15-37 16-68c-4-1-8-1-12-1-3 0-7 0-10 0-25 0-43 4-53 13-11 8-17 20-17 36z">
            <text:p/>
          </draw:path>
          <draw:path draw:style-name="gr40" draw:text-style-name="P42" draw:layer="layout" svg:width="0.203cm" svg:height="0.379cm" svg:x="16.826cm" svg:y="7.92cm" svg:viewBox="0 0 204 380" svg:d="M125 380c-19 0-35-5-47-14-12-10-21-26-27-50-5-23-7-56-6-98l3-82h-48l1-54h49l1-74 64-7 6-1 1 5c-2 3-4 6-5 9-2 3-3 8-3 15l-3 53h73v54h-74l-3 83c-1 28 0 49 2 65s6 27 11 33c6 6 12 9 20 9 11 0 21-2 29-7 9-5 17-10 23-17l12 49c-12 10-24 17-37 22-14 4-28 7-42 7z">
            <text:p/>
          </draw:path>
          <draw:path draw:style-name="gr40" draw:text-style-name="P42" draw:layer="layout" svg:width="0.21cm" svg:height="0.308cm" svg:x="17.07cm" svg:y="7.991cm" svg:viewBox="0 0 211 309" svg:d="M83 309c-27 0-47-8-61-24-15-16-22-36-22-60 0-35 11-61 34-80 23-18 55-27 96-27 6 0 13 0 22 1-2-27-8-45-16-54s-20-13-34-13c-11 0-21 2-31 6-9 4-18 11-27 21l-32-38c25-27 57-41 94-41 21 0 40 4 56 11 15 8 28 22 36 42 9 20 13 49 13 85v164h-61v-31c-8 15-18 25-29 30-12 5-24 8-38 8zM60 216c0 14 4 24 10 31 7 7 15 10 25 10 18 0 32-7 41-21s15-37 16-68c-4-1-8-1-12-1-3 0-7 0-10 0-25 0-43 4-53 13-11 8-17 20-17 36z">
            <text:p/>
          </draw:path>
          <draw:path draw:style-name="gr40" draw:text-style-name="P42" draw:layer="layout" svg:width="0.223cm" svg:height="0.274cm" svg:x="13.766cm" svg:y="8.618cm" svg:viewBox="0 0 224 275" svg:d="M64 275c-17-14-33-28-49-42 21-29 42-58 62-86-25-9-51-18-77-26 7-21 14-42 21-63 23 14 46 29 69 43-4-34-8-67-11-101 23 0 46 0 69 0-4 34-9 67-13 101 22-13 45-26 68-39 7 20 14 40 21 60-27 8-53 16-80 24 21 29 41 57 62 86-17 14-33 28-49 42-15-31-31-62-46-93-16 32-32 63-47 94z">
            <text:p/>
          </draw:path>
          <draw:path draw:style-name="gr40" draw:text-style-name="P42" draw:layer="layout" svg:width="0.226cm" svg:height="0.406cm" svg:x="14.274cm" svg:y="8.562cm" svg:viewBox="0 0 227 407" svg:d="M127 407c-23 0-44-7-63-20-20-13-35-35-47-64-11-30-17-69-17-119 0-40 4-74 12-100 8-27 18-47 31-63 13-15 27-26 42-32s30-9 45-9c24 0 44 6 60 17 16 12 29 28 37 48l-33 40-3 4-4-4c0-3-1-6-1-10s-2-9-6-15c-7-9-14-16-22-19-8-4-16-6-25-6-12 0-24 5-35 15-11 11-20 26-27 48-7 21-10 49-10 84 0 50 7 87 20 112 14 25 30 37 50 37 24 0 43-14 58-42l34 42c-12 19-25 34-40 43-16 9-34 13-56 13z">
            <text:p/>
          </draw:path>
          <draw:path draw:style-name="gr40" draw:text-style-name="P42" draw:layer="layout" svg:width="0.225cm" svg:height="0.307cm" svg:x="14.526cm" svg:y="8.66cm" svg:viewBox="0 0 226 308" svg:d="M113 308c-33 0-60-13-81-38-21-26-32-64-32-114 0-51 11-90 32-116 21-27 48-40 81-40s60 13 81 40c21 26 32 65 32 116 0 50-11 88-32 114-21 25-48 38-81 38zM113 255c16 0 29-9 38-26s14-42 14-74c0-34-5-59-14-76s-22-25-38-25-28 8-38 25c-9 17-14 42-14 76 0 32 5 57 14 74 10 17 22 26 38 26z">
            <text:p/>
          </draw:path>
          <draw:path draw:style-name="gr40" draw:text-style-name="P42" draw:layer="layout" svg:width="0.202cm" svg:height="0.301cm" svg:x="14.793cm" svg:y="8.66cm" svg:viewBox="0 0 203 302" svg:d="M0 302v-295h61v41c8-14 18-26 29-35s23-13 38-13c14 0 27 4 38 11s20 19 27 37c7 17 10 41 10 71v183h-61v-181c0-25-3-42-8-52-6-11-13-16-24-16-12 0-23 7-33 20-11 13-16 31-16 54v175z">
            <text:p/>
          </draw:path>
          <draw:path draw:style-name="gr40" draw:text-style-name="P42" draw:layer="layout" svg:width="0.219cm" svg:height="0.294cm" svg:x="15.036cm" svg:y="8.667cm" svg:viewBox="0 0 220 295" svg:d="M85 295l-85-295h62l54 204 26-85c13-43 20-83 22-119h56c-2 18-5 38-11 60-5 21-11 43-18 66l-54 169z">
            <text:p/>
          </draw:path>
          <draw:path draw:style-name="gr40" draw:text-style-name="P42" draw:layer="layout" svg:width="0.212cm" svg:height="0.308cm" svg:x="15.293cm" svg:y="8.66cm" svg:viewBox="0 0 213 309" svg:d="M118 309c-35 0-63-13-85-38s-33-63-33-114c0-53 10-92 31-118s48-39 81-39c29 0 54 12 72 35 19 23 29 60 29 112 0 4 0 9 0 14 0 4 0 9-1 12h-152c1 31 7 52 19 65 12 12 26 18 42 18 22 0 40-9 54-28l31 36c-21 30-51 45-88 45zM60 122h94c0-46-15-69-45-69-12 0-23 5-32 16s-14 28-17 53z">
            <text:p/>
          </draw:path>
          <draw:path draw:style-name="gr40" draw:text-style-name="P42" draw:layer="layout" svg:width="0.198cm" svg:height="0.302cm" svg:x="15.568cm" svg:y="8.66cm" svg:viewBox="0 0 199 303" svg:d="M0 7h62v44c7-16 16-29 29-38 14-8 27-13 42-13 27 0 49 12 66 35l-25 52-2 5-5-2c-1-3-2-7-3-11-2-3-5-8-10-12-9-8-20-12-30-12s-20 3-30 8c-10 6-18 15-24 29-5 13-8 31-8 55v156h-62z">
            <text:p/>
          </draw:path>
          <draw:path draw:style-name="gr40" draw:text-style-name="P42" draw:layer="layout" svg:width="0.203cm" svg:height="0.379cm" svg:x="15.81cm" svg:y="8.589cm" svg:viewBox="0 0 204 380" svg:d="M125 380c-19 0-35-5-47-14-12-10-21-26-27-50-5-23-7-56-6-98l3-82h-48l1-54h49l1-74 64-7 6-1 1 5c-2 3-4 6-5 9-2 3-3 8-3 15l-3 53h73v54h-74l-3 83c-1 28 0 49 2 65s6 27 11 33c6 6 12 9 20 9 11 0 21-2 29-7 9-5 17-10 23-17l12 49c-12 10-24 17-37 22-14 4-28 7-42 7z">
            <text:p/>
          </draw:path>
          <draw:path draw:style-name="gr40" draw:text-style-name="P42" draw:layer="layout" svg:width="0.223cm" svg:height="0.274cm" svg:x="13.766cm" svg:y="9.287cm" svg:viewBox="0 0 224 275" svg:d="M64 275c-17-14-33-28-49-42 21-29 42-58 62-86-25-9-51-18-77-26 7-21 14-42 21-63 23 14 46 29 69 43-4-34-8-67-11-101 23 0 46 0 69 0-4 34-9 67-13 101 22-13 45-26 68-39 7 20 14 40 21 60-27 8-53 16-80 24 21 29 41 57 62 86-17 14-33 28-49 42-15-31-31-62-46-93-16 32-32 63-47 94z">
            <text:p/>
          </draw:path>
          <draw:path draw:style-name="gr40" draw:text-style-name="P42" draw:layer="layout" svg:width="0.226cm" svg:height="0.406cm" svg:x="14.274cm" svg:y="9.231cm" svg:viewBox="0 0 227 407" svg:d="M127 407c-23 0-44-7-63-20-20-13-35-35-47-64-11-30-17-69-17-119 0-40 4-74 12-100 8-27 18-47 31-63 13-15 27-26 42-32s30-9 45-9c24 0 44 6 60 17 16 12 29 28 37 48l-33 40-3 4-4-4c0-3-1-6-1-10s-2-9-6-15c-7-9-14-16-22-19-8-4-16-6-25-6-12 0-24 5-35 15-11 11-20 26-27 48-7 21-10 49-10 84 0 50 7 87 20 112 14 25 30 37 50 37 24 0 43-14 58-42l34 42c-12 19-25 34-40 43-16 9-34 13-56 13z">
            <text:p/>
          </draw:path>
          <draw:path draw:style-name="gr40" draw:text-style-name="P42" draw:layer="layout" svg:width="0.225cm" svg:height="0.307cm" svg:x="14.526cm" svg:y="9.329cm" svg:viewBox="0 0 226 308" svg:d="M113 308c-33 0-60-13-81-38-21-26-32-64-32-114 0-51 11-90 32-116 21-27 48-40 81-40s60 13 81 40c21 26 32 65 32 116 0 50-11 88-32 114-21 25-48 38-81 38zM113 255c16 0 29-9 38-26s14-42 14-74c0-34-5-59-14-76s-22-25-38-25-28 8-38 25c-9 17-14 42-14 76 0 32 5 57 14 74 10 17 22 26 38 26z">
            <text:p/>
          </draw:path>
          <draw:path draw:style-name="gr40" draw:text-style-name="P42" draw:layer="layout" svg:width="0.202cm" svg:height="0.301cm" svg:x="14.793cm" svg:y="9.329cm" svg:viewBox="0 0 203 302" svg:d="M0 302v-295h61v41c8-14 18-26 29-35s23-13 38-13c14 0 27 4 38 11s20 19 27 37c7 17 10 41 10 71v183h-61v-181c0-25-3-42-8-52-6-11-13-16-24-16-12 0-23 7-33 20-11 13-16 31-16 54v175z">
            <text:p/>
          </draw:path>
          <draw:path draw:style-name="gr40" draw:text-style-name="P42" draw:layer="layout" svg:width="0.228cm" svg:height="0.427cm" svg:x="15.038cm" svg:y="9.202cm" svg:viewBox="0 0 229 428" svg:d="M50 185h-50v-52h50v-18c0-26 5-48 14-65s22-30 37-38 31-12 48-12c15 0 30 3 45 10 14 6 26 15 35 28l-21 46-3 5-5-2c-1-3-2-6-3-10-2-3-5-8-10-13-9-7-21-11-33-11-13 0-24 5-32 15s-12 26-12 47v18h70v52h-70v243h-60z">
            <text:p/>
          </draw:path>
          <draw:path draw:style-name="gr40" draw:text-style-name="P42" draw:layer="layout" svg:width="0.172cm" svg:height="0.425cm" svg:x="15.315cm" svg:y="9.204cm" svg:viewBox="0 0 173 426" svg:d="M0 426v-53h58v-189h-55v-53h116v242h54v53zM86 77c-11 0-20-3-28-11-7-8-11-17-11-27 0-11 4-20 11-28 8-7 17-11 28-11s20 4 28 12 12 17 12 27-4 19-12 27-17 11-28 11z">
            <text:p/>
          </draw:path>
          <draw:path draw:style-name="gr40" draw:text-style-name="P42" draw:layer="layout" svg:width="0.231cm" svg:height="0.414cm" svg:x="15.542cm" svg:y="9.327cm" svg:viewBox="0 0 232 415" svg:d="M104 204c-11 0-22-1-31-5-3 4-5 7-7 10s-3 7-3 11c0 7 5 13 17 17 11 3 30 5 58 5 31 0 52 8 64 22s18 33 18 57c0 16-4 32-12 46-8 15-20 26-37 35-16 9-37 13-62 13-35 0-62-6-81-20-19-13-28-32-28-57 0-13 3-25 10-36 6-10 14-19 24-25-6-5-11-11-14-18-4-6-5-14-5-24s2-20 8-30c5-9 11-17 19-25-18-18-27-44-27-77 0-31 8-56 24-75 17-19 38-28 65-28 24 0 44 8 60 25 9-8 19-14 29-18 11-4 22-6 34-6l5 48c-17-2-32 1-46 10 5 13 7 28 7 44 0 32-9 57-26 75s-38 26-63 26zM104 156c11 0 20-5 26-14s9-22 9-39c0-16-3-29-9-38-7-9-15-14-26-14s-19 5-26 14-10 22-10 38c0 17 3 29 10 39 6 9 15 14 26 14zM50 329c0 12 6 21 17 27 12 5 27 8 45 8s32-4 42-10c9-7 14-16 14-27s-3-19-10-23c-7-5-19-7-35-7-10 0-20 0-29-1s-18-2-27-4c-5 5-9 10-12 16s-5 13-5 21z">
            <text:p/>
          </draw:path>
          <draw:path draw:style-name="gr40" draw:text-style-name="P42" draw:layer="layout" svg:width="0.204cm" svg:height="0.301cm" svg:x="15.807cm" svg:y="9.336cm" svg:viewBox="0 0 205 302" svg:d="M81 302c-16 0-31-4-43-12s-21-22-28-41-10-45-10-78l1-171h60v174c0 29 3 49 9 59 7 10 15 15 25 15 14 0 25-7 33-20s12-33 12-60v-168h60v249c0 8 0 16 1 24 0 7 2 15 4 22h-56c-2-5-3-11-4-17-1-5-1-12-1-18-6 13-15 23-26 31-11 7-23 11-37 11z">
            <text:p/>
          </draw:path>
          <draw:path draw:style-name="gr40" draw:text-style-name="P42" draw:layer="layout" svg:width="0.198cm" svg:height="0.302cm" svg:x="16.076cm" svg:y="9.329cm" svg:viewBox="0 0 199 303" svg:d="M0 7h62v44c7-16 16-29 29-38 14-8 27-13 42-13 27 0 49 12 66 35l-25 52-2 5-5-2c-1-3-2-7-3-11-2-3-5-8-10-12-9-8-20-12-30-12s-20 3-30 8c-10 6-18 15-24 29-5 13-8 31-8 55v156h-62z">
            <text:p/>
          </draw:path>
          <draw:path draw:style-name="gr40" draw:text-style-name="P42" draw:layer="layout" svg:width="0.212cm" svg:height="0.308cm" svg:x="16.309cm" svg:y="9.329cm" svg:viewBox="0 0 213 309" svg:d="M118 309c-35 0-63-13-85-38s-33-63-33-114c0-53 10-92 31-118s48-39 81-39c29 0 54 12 72 35 19 23 29 60 29 112 0 4 0 9 0 14 0 4 0 9-1 12h-152c1 31 7 52 19 65 12 12 26 18 42 18 22 0 40-9 54-28l31 36c-21 30-51 45-88 45zM60 122h94c0-46-15-69-45-69-12 0-23 5-32 16s-14 28-17 53z">
            <text:p/>
          </draw:path>
        </draw:g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4" draw:text-style-name="P2" draw:layer="layout" svg:width="21.5cm" svg:height="3.5cm" svg:x="5.5cm" svg:y="0cm" presentation:class="title">
          <draw:text-box>
            <text:p>Example</text:p>
          </draw:text-box>
        </draw:frame>
        <draw:g>
          <draw:custom-shape draw:style-name="gr41" draw:text-style-name="P12" draw:layer="layout" svg:width="1.736cm" svg:height="2cm" svg:x="7.5cm" svg:y="6.5cm">
            <text:p/>
            <draw:enhanced-geometry svg:viewBox="0 0 21600 21600" draw:text-areas="0 0 21600 21600" draw:type="chevron" draw:modifiers="13815.544041450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1" draw:text-style-name="P12" draw:layer="layout" svg:width="1.736cm" svg:height="2cm" svg:x="9.582cm" svg:y="6.5cm">
            <text:p/>
            <draw:enhanced-geometry svg:viewBox="0 0 21600 21600" draw:text-areas="0 0 21600 21600" draw:type="chevron" draw:modifiers="13815.544041450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2" draw:text-style-name="P26" draw:layer="layout" svg:width="2.43cm" svg:height="1.5cm" svg:x="8.194cm" svg:y="6.5cm">
            <text:p text:style-name="P25"><text:span text:style-name="T6">End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6" draw:layer="layout" svg:width="2.43cm" svg:height="1cm" svg:x="8.194cm" svg:y="7.5cm">
            <text:p text:style-name="P15"><text:span text:style-name="T7">MQT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4" draw:text-style-name="P37" draw:layer="layout" svg:width="2.5cm" svg:height="2cm" svg:x="5.5cm" svg:y="6.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5" draw:text-style-name="P34" draw:layer="layout" svg:width="3.5cm" svg:height="1.5cm" svg:x="3.5cm" svg:y="6.5cm">
            <text:p text:style-name="P33"><text:span text:style-name="T11">My </text:span><text:span text:style-name="T11">De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6" draw:layer="layout" svg:width="3.5cm" svg:height="1cm" svg:x="3.5cm" svg:y="7.5cm">
            <text:p text:style-name="P35"><text:span text:style-name="T12">Send 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4" draw:text-style-name="P32" draw:layer="layout" svg:width="2.5cm" svg:height="2cm" svg:x="19cm" svg:y="6.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5" draw:text-style-name="P34" draw:layer="layout" svg:width="3.5cm" svg:height="1.5cm" svg:x="20cm" svg:y="6.5cm">
            <text:p text:style-name="P33"><text:span text:style-name="T11">My Ap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6" draw:layer="layout" svg:width="3.5cm" svg:height="1cm" svg:x="20cm" svg:y="7.5cm">
            <text:p text:style-name="P35"><text:span text:style-name="T12">Consume 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4" draw:text-style-name="P37" draw:layer="layout" svg:width="2.5cm" svg:height="2cm" svg:x="5.5cm" svg:y="9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5" draw:text-style-name="P34" draw:layer="layout" svg:width="3.5cm" svg:height="1.5cm" svg:x="3.5cm" svg:y="9cm">
            <text:p text:style-name="P33"><text:span text:style-name="T11">My De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6" draw:layer="layout" svg:width="3.5cm" svg:height="1cm" svg:x="3.5cm" svg:y="10cm">
            <text:p text:style-name="P35"><text:span text:style-name="T12">Send 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1" draw:text-style-name="P12" draw:layer="layout" svg:width="1.736cm" svg:height="2cm" svg:x="7.5cm" svg:y="9cm">
            <text:p/>
            <draw:enhanced-geometry svg:viewBox="0 0 21600 21600" draw:text-areas="0 0 21600 21600" draw:mirror-horizontal="false" draw:mirror-vertical="false" draw:type="chevron" draw:modifiers="13815.544041450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1" draw:text-style-name="P12" draw:layer="layout" svg:width="1.736cm" svg:height="2cm" svg:x="9.582cm" svg:y="9cm">
            <text:p/>
            <draw:enhanced-geometry svg:viewBox="0 0 21600 21600" draw:text-areas="0 0 21600 21600" draw:mirror-horizontal="false" draw:mirror-vertical="false" draw:type="chevron" draw:modifiers="13815.544041450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4" draw:text-style-name="P26" draw:layer="layout" svg:width="2.43cm" svg:height="1.5cm" svg:x="8.194cm" svg:y="9cm">
            <text:p text:style-name="P25"><text:span text:style-name="T6">End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6" draw:layer="layout" svg:width="2.43cm" svg:height="1cm" svg:x="8.194cm" svg:y="10cm">
            <text:p text:style-name="P15"><text:span text:style-name="T7">HTT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5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office:forms form:automatic-focus="false" form:apply-design-mode="false"/>
        <draw:frame presentation:style-name="pr4" draw:text-style-name="P2" draw:layer="layout" svg:width="21.5cm" svg:height="3.5cm" svg:x="5.5cm" svg:y="0cm" presentation:class="title">
          <draw:text-box>
            <text:p>Example</text:p>
          </draw:text-box>
        </draw:frame>
        <draw:g>
          <draw:custom-shape draw:style-name="gr41" draw:text-style-name="P12" draw:layer="layout" svg:width="1.736cm" svg:height="2cm" svg:x="8.218cm" svg:y="4.63cm">
            <text:p/>
            <draw:enhanced-geometry svg:viewBox="0 0 21600 21600" draw:text-areas="0 0 21600 21600" draw:type="chevron" draw:modifiers="13815.544041450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1" draw:text-style-name="P12" draw:layer="layout" svg:width="1.736cm" svg:height="2cm" svg:x="10.3cm" svg:y="4.63cm">
            <text:p/>
            <draw:enhanced-geometry svg:viewBox="0 0 21600 21600" draw:text-areas="0 0 21600 21600" draw:type="chevron" draw:modifiers="13815.544041450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5" draw:text-style-name="P26" draw:layer="layout" svg:width="2.43cm" svg:height="1.5cm" svg:x="8.912cm" svg:y="4.63cm">
            <text:p text:style-name="P25"><text:span text:style-name="T6">End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6" draw:layer="layout" svg:width="2.43cm" svg:height="1cm" svg:x="8.912cm" svg:y="5.63cm">
            <text:p text:style-name="P15"><text:span text:style-name="T7">MQT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4" draw:text-style-name="P37" draw:layer="layout" svg:width="2.5cm" svg:height="2cm" svg:x="6.218cm" svg:y="4.63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5" draw:text-style-name="P34" draw:layer="layout" svg:width="3.5cm" svg:height="1.5cm" svg:x="4.218cm" svg:y="4.63cm">
            <text:p text:style-name="P33"><text:span text:style-name="T11">My De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6" draw:layer="layout" svg:width="3.5cm" svg:height="1cm" svg:x="4.218cm" svg:y="5.63cm">
            <text:p text:style-name="P35"><text:span text:style-name="T12">Send 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4" draw:text-style-name="P32" draw:layer="layout" svg:width="2.5cm" svg:height="2cm" svg:x="15.5cm" svg:y="4.63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5" draw:text-style-name="P34" draw:layer="layout" svg:width="3.5cm" svg:height="1.5cm" svg:x="16.5cm" svg:y="4.63cm">
            <text:p text:style-name="P33"><text:span text:style-name="T11">My Ap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6" draw:layer="layout" svg:width="3.5cm" svg:height="1cm" svg:x="16.5cm" svg:y="5.63cm">
            <text:p text:style-name="P35"><text:span text:style-name="T12">Consume 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4" draw:text-style-name="P37" draw:layer="layout" svg:width="2.5cm" svg:height="2cm" svg:x="6.218cm" svg:y="7.13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5" draw:text-style-name="P34" draw:layer="layout" svg:width="3.5cm" svg:height="1.5cm" svg:x="4.218cm" svg:y="7.13cm">
            <text:p text:style-name="P33"><text:span text:style-name="T11">My De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6" draw:layer="layout" svg:width="3.5cm" svg:height="1cm" svg:x="4.218cm" svg:y="8.13cm">
            <text:p text:style-name="P35"><text:span text:style-name="T12">Send 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1" draw:text-style-name="P12" draw:layer="layout" svg:width="1.736cm" svg:height="2cm" svg:x="8.218cm" svg:y="7.13cm">
            <text:p/>
            <draw:enhanced-geometry svg:viewBox="0 0 21600 21600" draw:text-areas="0 0 21600 21600" draw:mirror-horizontal="false" draw:mirror-vertical="false" draw:type="chevron" draw:modifiers="13815.544041450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1" draw:text-style-name="P12" draw:layer="layout" svg:width="1.736cm" svg:height="2cm" svg:x="10.3cm" svg:y="7.13cm">
            <text:p/>
            <draw:enhanced-geometry svg:viewBox="0 0 21600 21600" draw:text-areas="0 0 21600 21600" draw:mirror-horizontal="false" draw:mirror-vertical="false" draw:type="chevron" draw:modifiers="13815.5440414508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6" draw:text-style-name="P26" draw:layer="layout" svg:width="2.43cm" svg:height="1.5cm" svg:x="8.912cm" svg:y="7.13cm">
            <text:p text:style-name="P25"><text:span text:style-name="T6">End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6" draw:layer="layout" svg:width="2.43cm" svg:height="1cm" svg:x="8.912cm" svg:y="8.13cm">
            <text:p text:style-name="P15"><text:span text:style-name="T7">HTT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17" draw:layer="layout" svg:width="2.5cm" svg:height="2cm" svg:x="11.5cm" svg:y="7.13cm">
            <text:p/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1" draw:text-style-name="P17" draw:layer="layout" svg:width="2.5cm" svg:height="2cm" svg:x="13.5cm" svg:y="4.63cm">
            <text:p/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1" draw:text-style-name="P17" draw:layer="layout" svg:width="2.5cm" svg:height="2cm" svg:x="11.5cm" svg:y="4.63cm">
            <text:p/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2" draw:text-style-name="P18" draw:layer="layout" svg:width="2.5cm" svg:height="1.5cm" svg:x="12.5cm" svg:y="4.63cm">
            <text:p text:style-name="P13"><text:span text:style-name="T6">Kafk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0" draw:layer="layout" svg:width="2.5cm" svg:height="3.5cm" svg:x="12.5cm" svg:y="5.63cm">
            <text:p text:style-name="P19"><text:span text:style-name="T8">Messag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" draw:text-style-name="P21" draw:layer="layout" svg:x1="11.5cm" svg:y1="6.63cm" svg:x2="12.5cm" svg:y2="6.63cm">
            <text:p/>
          </draw:line>
        </draw:g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5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>
        <office:forms form:automatic-focus="false" form:apply-design-mode="false"/>
        <draw:frame draw:style-name="gr47" draw:text-style-name="P21" draw:layer="layout" svg:width="27.999cm" svg:height="7.465cm" svg:x="0.001cm" svg:y="0.035cm">
          <draw:image xlink:href="Pictures/10004C190000C670000034EB7EF94B5358C0647F.svg" xlink:type="simple" xlink:show="embed" xlink:actuate="onLoad" draw:mime-type="image/svg+xml">
            <text:p/>
          </draw:image>
          <draw:image xlink:href="Pictures/100002010000055A0000016D869D53C3F2E0A96E.png" xlink:type="simple" xlink:show="embed" xlink:actuate="onLoad" draw:mime-type="image/png"/>
        </draw:frame>
        <draw:frame draw:style-name="gr47" draw:text-style-name="P21" draw:layer="layout" svg:width="15.749cm" svg:height="15.749cm" svg:x="-2cm" svg:y="7.5cm">
          <draw:image xlink:href="Pictures/10001C21000069F0000069F0E3F316E6F0050507.svg" xlink:type="simple" xlink:show="embed" xlink:actuate="onLoad" draw:mime-type="image/svg+xml">
            <text:p/>
          </draw:image>
          <draw:image xlink:href="Pictures/10000201000002C3000002C328905BB88BE05A4A.png" xlink:type="simple" xlink:show="embed" xlink:actuate="onLoad" draw:mime-type="image/png"/>
        </draw:frame>
        <draw:g>
          <draw:path draw:style-name="gr48" draw:text-style-name="P44" draw:layer="layout" svg:width="2.499cm" svg:height="2.999cm" svg:x="18.5cm" svg:y="9.894cm" svg:viewBox="0 0 2500 3000" svg:d="M0 1000c461 0 0 0 500 0 0 0 500 0 0-1000 2000 1500 0 0 2000 1500-2000 1500 0 0-2000 1500 500-1000 0-1000 0-1000-500 0-39 0-500 0 0-110 0-890 0-1000z">
            <text:p/>
          </draw:path>
          <draw:custom-shape draw:style-name="gr49" draw:text-style-name="P44" draw:layer="layout" svg:width="1.5cm" svg:height="1cm" svg:x="17.5cm" svg:y="10.8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50" draw:text-style-name="P44" draw:layer="layout" svg:width="0.999cm" svg:height="0.999cm" svg:x="11cm" svg:y="10.894cm" svg:viewBox="0 0 1000 1000" svg:d="M432 311h2l3-1 4-1 5-3 1-1 3-2 2-2 2-3 2-3 2-4 1-5 2-6 1-7 1-7 1-21-3-27-6-32-11-39-15-46-22-54c-2-4-3-9-3-14 0-6 1-11 4-16 2-6 6-10 10-13 5-2 10-4 15-4s10 2 14 4c1 1 2 2 3 3l539 467c3 2 5 6 7 9 3 6 4 11 4 17s-1 11-4 17c-2 3-4 7-7 9l-539 467c-1 1-2 2-3 3-4 2-9 4-14 4s-10-2-15-4c-4-3-8-7-10-13-3-5-4-10-4-16 0-5 1-10 3-14l22-54 15-46 11-39 6-32 3-27-1-21-1-7-1-7-2-6-1-5-2-4-2-3-2-3-2-2-3-2-1-1-5-3-4-1-3-1h-2-134-269c-5 0-10-2-15-5-4-3-8-7-10-12-3-5-4-11-4-16v-312c0-5 1-11 4-16 2-5 6-9 10-12 5-3 10-5 15-5h269z">
          <text:p/>
        </draw:path>
        <draw:path draw:style-name="gr48" draw:text-style-name="P44" draw:layer="layout" svg:width="3.499cm" svg:height="2.999cm" svg:x="16cm" svg:y="9.894cm" svg:viewBox="0 0 3500 3000" svg:d="M1000 1000h500 5l16-2 22-5 27-9 31-15 15-10 16-12 15-14 14-17 14-19 13-22 10-25 10-28 7-31 5-35 2-81-11-97-25-114-42-134-62-154-82-176 2000 1500-2000 1500 82-176 62-154 42-134 25-114 11-97-2-81-5-35-7-31-10-28-10-25-13-22-14-19-14-17-15-14-16-12-15-10-31-15-27-9-22-5-16-2h-5-500zM0 2000v-1000h1500v1000zM1000 2000v-1000h500v1000z">
          <text:p/>
        </draw:path>
        <draw:g>
          <draw:path draw:style-name="gr50" draw:text-style-name="P44" draw:layer="layout" svg:width="3.499cm" svg:height="2.999cm" svg:x="14.106cm" svg:y="9.894cm" svg:viewBox="0 0 3500 3000" svg:d="M1000 1000h500 5l16-2 22-5 27-9 31-15 15-10 16-12 15-14 14-17 14-19 13-22 10-25 10-28 7-31 5-35 2-81-11-97-25-114-42-134-62-154-82-176 2000 1500-2000 1500 82-176 62-154 42-134 25-114 11-97-2-81-5-35-7-31-10-28-10-25-13-22-14-19-14-17-15-14-16-12-15-10-31-15-27-9-22-5-16-2h-5-500zM0 2000v-1000h1500v1000zM1000 2000v-1000h500v1000z">
            <text:p/>
          </draw:path>
          <draw:path draw:style-name="gr51" draw:text-style-name="P45" draw:layer="layout" svg:width="3.711cm" svg:height="3.211cm" svg:x="14cm" svg:y="9.788cm" svg:viewBox="0 0 3712 3212" svg:d="M1603 1000l7-1 11-2 15-5 18-9 7-4 8-6 7-8 8-8 7-11 8-12 6-16 6-18 5-23 4-24 1-67-9-85-23-104-39-125-59-148-81-173c-7-14-10-29-10-45 0-19 5-37 14-53 10-16 23-29 39-39 16-9 34-14 53-14s37 5 53 14c4 2 7 5 11 7l2000 1500c11 9 21 20 28 32 9 16 14 34 14 53s-5 37-14 53c-7 12-17 23-28 32l-2000 1500c-4 2-7 5-11 7-16 9-34 14-53 14s-37-5-53-14c-16-10-29-23-39-39-9-16-14-34-14-53 0-16 3-31 10-45l81-173 59-148 39-125 23-104 9-85-1-67-4-24-5-23-6-18-6-16-8-12-7-11-8-8-7-8-8-6-7-4-18-9-15-5-11-2-7-1h-497-1000c-19 0-37-5-53-14-16-10-29-23-39-39-9-16-14-34-14-53v-1000c0-19 5-37 14-53 10-16 23-29 39-39 16-9 34-14 53-14h1000zM1917 2260l7 32c1 3 1 6 2 9l5 34c0 4 1 9 1 13l2 81c0 0 0 1 0 2 0 4-1 8-1 11l-11 97c0 4-1 8-2 12l-25 114c0 3-1 6-2 9l-35 111 1571-1179-1571-1179 35 111c1 3 2 6 2 9l25 114c1 4 2 8 2 12l11 97c0 3 1 7 1 11 0 1 0 2 0 2l-2 81c0 4-1 9-1 13l-5 34c-1 3-1 6-2 9l-7 32c-1 3-2 6-3 9l-9 28c-1 3-2 7-3 10l-11 25c-2 3-3 6-5 9l-13 22v1c-2 3-3 6-5 8l-14 19c-2 3-4 6-7 9l-14 16c-2 3-5 6-7 8l-15 14c-3 3-5 5-8 7l-15 12c-3 2-5 4-8 5l-16 10c-1 1-3 2-4 3-2 1-4 3-7 4l-30 15c-4 1-7 3-11 4v832c4 1 7 3 11 4l30 15c3 1 5 3 7 4 1 1 3 2 4 3l16 10c3 1 5 3 8 5l15 12c3 2 5 4 8 7l15 14c2 2 5 5 7 8l14 16c3 3 5 6 7 9l14 19c2 2 3 5 5 8v1l13 22c2 3 3 6 5 9l11 25c1 3 2 7 3 10l9 28c1 3 2 6 3 9zM1212 1212v788h288v-788zM1000 1212h-788v788h788z">
            <text:p/>
          </draw:path>
        </draw:g>
        <draw:path draw:style-name="gr50" draw:text-style-name="P44" draw:layer="layout" svg:width="3.711cm" svg:height="3.211cm" svg:x="11.788cm" svg:y="9.788cm" svg:viewBox="0 0 3712 3212" svg:d="M1603 1000l7-1 11-2 15-5 18-9 7-4 8-6 7-8 8-8 7-11 8-12 6-16 6-18 5-23 4-24 1-67-9-85-23-104-39-125-59-148-81-173c-7-14-10-29-10-45 0-19 5-37 14-53 10-16 23-29 39-39 16-9 34-14 53-14s37 5 53 14c4 2 7 5 11 7l2000 1500c11 9 21 20 28 32 9 16 14 34 14 53s-5 37-14 53c-7 12-17 23-28 32l-2000 1500c-4 2-7 5-11 7-16 9-34 14-53 14s-37-5-53-14c-16-10-29-23-39-39-9-16-14-34-14-53 0-16 3-31 10-45l81-173 59-148 39-125 23-104 9-85-1-67-4-24-5-23-6-18-6-16-8-12-7-11-8-8-7-8-8-6-7-4-18-9-15-5-11-2-7-1h-497-1000c-19 0-37-5-53-14-16-10-29-23-39-39-9-16-14-34-14-53v-1000c0-19 5-37 14-53 10-16 23-29 39-39 16-9 34-14 53-14h1000z">
          <text:p/>
        </draw:path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consolata Condensed Bold1" svg:font-family="'Inconsolata Condensed Bold'" style:font-pitch="fixed"/>
    <style:font-face style:name="Inconsolata Condensed Bold" svg:font-family="'Inconsolata Condensed Bold'" style:font-pitch="variable"/>
    <style:font-face style:name="Liberation Sans" svg:font-family="'Liberation Sans'" style:font-pitch="variable"/>
    <style:font-face style:name="OpenDinSchriftenEngshrift1" svg:font-family="OpenDinSchriftenEngshrift" style:font-pitch="variable"/>
    <style:font-face style:name="OpenDinSchriftenEngshrift2" svg:font-family="OpenDinSchriftenEngshrift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DinSchriftenEngshrift" svg:font-family="OpenDinSchriftenEngshrift" style:font-family-generic="roman" style:font-pitch="variable"/>
    <style:font-face style:name="OpenDinSchriftenEngshrift3" svg:font-family="OpenDinSchriftenEngshrift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dee6e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OpenDinSchriftenEngshrift1" fo:font-family="OpenDinSchriftenEngshrift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in-background" style:family="presentation">
      <style:graphic-properties draw:stroke="none" draw:fill="solid" draw:fill-color="#8cc73f"/>
      <style:text-properties style:letter-kerning="true"/>
    </style:style>
    <style:style style:name="Ma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-outline1" style:family="presentation">
      <style:graphic-properties draw:stroke="none" draw:fill="none" draw:auto-grow-height="false" draw:fit-to-size="false" style:shrink-to-fit="true">
        <text:list-style style:name="Ma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-outline2" style:family="presentation" style:parent-style-name="Main-outline1">
      <style:paragraph-properties fo:margin-top="0.4cm" fo:margin-bottom="0cm"/>
      <style:text-properties fo:font-size="28pt" style:font-size-asian="28pt" style:font-size-complex="28pt"/>
    </style:style>
    <style:style style:name="Main-outline3" style:family="presentation" style:parent-style-name="Main-outline2">
      <style:paragraph-properties fo:margin-top="0.3cm" fo:margin-bottom="0cm"/>
      <style:text-properties fo:font-size="24pt" style:font-size-asian="24pt" style:font-size-complex="24pt"/>
    </style:style>
    <style:style style:name="Main-outline4" style:family="presentation" style:parent-style-name="Main-outline3">
      <style:paragraph-properties fo:margin-top="0.2cm" fo:margin-bottom="0cm"/>
      <style:text-properties fo:font-size="20pt" style:font-size-asian="20pt" style:font-size-complex="20pt"/>
    </style:style>
    <style:style style:name="Main-outline5" style:family="presentation" style:parent-style-name="Main-outline4">
      <style:paragraph-properties fo:margin-top="0.1cm" fo:margin-bottom="0cm"/>
      <style:text-properties fo:font-size="20pt" style:font-size-asian="20pt" style:font-size-complex="20pt"/>
    </style:style>
    <style:style style:name="Main-outline6" style:family="presentation" style:parent-style-name="Main-outline5">
      <style:paragraph-properties fo:margin-top="0.1cm" fo:margin-bottom="0cm"/>
      <style:text-properties fo:font-size="20pt" style:font-size-asian="20pt" style:font-size-complex="20pt"/>
    </style:style>
    <style:style style:name="Main-outline7" style:family="presentation" style:parent-style-name="Main-outline6">
      <style:paragraph-properties fo:margin-top="0.1cm" fo:margin-bottom="0cm"/>
      <style:text-properties fo:font-size="20pt" style:font-size-asian="20pt" style:font-size-complex="20pt"/>
    </style:style>
    <style:style style:name="Main-outline8" style:family="presentation" style:parent-style-name="Main-outline7">
      <style:paragraph-properties fo:margin-top="0.1cm" fo:margin-bottom="0cm"/>
      <style:text-properties fo:font-size="20pt" style:font-size-asian="20pt" style:font-size-complex="20pt"/>
    </style:style>
    <style:style style:name="Main-outline9" style:family="presentation" style:parent-style-name="Main-outline8">
      <style:paragraph-properties fo:margin-top="0.1cm" fo:margin-bottom="0cm"/>
      <style:text-properties fo:font-size="20pt" style:font-size-asian="20pt" style:font-size-complex="20pt"/>
    </style:style>
    <style:style style:name="Main-subtitle" style:family="presentation">
      <style:graphic-properties draw:stroke="none" draw:fill="none" draw:textarea-vertical-align="middle">
        <text:list-style style:name="Ma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OpenDinSchriftenEngshrift2" fo:font-family="OpenDinSchriftenEngshrift" style:font-style-name="Regular" style:font-pitch="variable" fo:font-size="4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-title" style:family="presentation">
      <style:graphic-properties draw:stroke="none" draw:fill="none" draw:textarea-vertical-align="middle">
        <text:list-style style:name="Ma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OpenDinSchriftenEngshrift1" fo:font-family="OpenDinSchriftenEngshrift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dee6ef"/>
    </style:style>
    <style:style style:name="Mdp2" style:family="drawing-page">
      <style:drawing-page-properties draw:background-size="border" draw:fill="solid" draw:fill-color="#8cc73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8cc73f" draw:textarea-horizontal-align="justify" draw:textarea-vertical-align="middle" draw:auto-grow-height="false" fo:min-height="3.25cm" fo:min-width="27.5cm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825cm, 0cm, 11.761cm, 6.093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solid" svg:stroke-width="0.028cm" svg:stroke-color="#dee6ef" draw:marker-start-width="0.242cm" draw:marker-end-width="0.242cm" draw:fill="none" draw:textarea-vertical-align="middle" fo:padding-top="0.014cm" fo:padding-bottom="0.014cm" fo:padding-left="0.014cm" fo:padding-right="0.014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Ma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a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cc73f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5" draw:layer="backgroundobjects" svg:width="28cm" svg:height="3.5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8.624cm" svg:height="3.499cm" svg:x="0cm" svg:y="0cm">
        <draw:image xlink:href="Pictures/10001C21000069F0000069F0E3F316E6F0050507.svg" xlink:type="simple" xlink:show="embed" xlink:actuate="onLoad" draw:mime-type="image/svg+xml">
          <text:p/>
        </draw:image>
        <draw:image xlink:href="Pictures/10000201000002C3000002C328905BB88BE05A4A.png" xlink:type="simple" xlink:show="embed" xlink:actuate="onLoad" draw:mime-type="image/png"/>
      </draw:frame>
      <draw:frame presentation:style-name="Mpr1" draw:text-style-name="MP7" draw:layer="backgroundobjects" svg:width="21.5cm" svg:height="3.5cm" svg:x="5.5cm" svg:y="0cm" presentation:class="title">
        <draw:text-box>
          <text:p>Click to edit the title text format</text:p>
        </draw:text-box>
      </draw:frame>
      <draw:frame presentation:style-name="Default-outline1" draw:layer="backgroundobjects" svg:width="25.6cm" svg:height="9.5cm" svg:x="1.4cm" svg:y="4.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3" draw:text-style-name="MP6" draw:layer="backgroundobjects" svg:x1="0cm" svg:y1="3.5cm" svg:x2="28cm" svg:y2="3.5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" style:page-layout-name="PM1" draw:style-name="Mdp2">
      <draw:frame presentation:style-name="Main-title" draw:layer="backgroundobjects" svg:width="25.199cm" svg:height="2.629cm" svg:x="1.4cm" svg:y="0.628cm" presentation:class="title" presentation:placeholder="true">
        <draw:text-box/>
      </draw:frame>
      <draw:frame presentation:style-name="Main-outline1" draw:layer="backgroundobjects" svg:width="17.099cm" svg:height="9.134cm" svg:x="9.5cm" svg:y="3.685cm" presentation:class="outline" presentation:placeholder="true">
        <draw:text-box/>
      </draw:frame>
      <draw:frame draw:style-name="Mgr5" draw:text-style-name="MP6" draw:layer="backgroundobjects" svg:width="15.749cm" svg:height="15.749cm" svg:x="-3.5cm" svg:y="1.751cm">
        <draw:image xlink:href="Pictures/10001C21000069F0000069F0E3F316E6F0050507.svg" xlink:type="simple" xlink:show="embed" xlink:actuate="onLoad" draw:mime-type="image/svg+xml">
          <text:p/>
        </draw:image>
        <draw:image xlink:href="Pictures/10000201000002C3000002C328905BB88BE05A4A.png" xlink:type="simple" xlink:show="embed" xlink:actuate="onLoad" draw:mime-type="image/png"/>
      </draw:frame>
      <presentation:notes style:page-layout-name="PM0">
        <draw:page-thumbnail presentation:style-name="Main-title" draw:layer="backgroundobjects" svg:width="19.798cm" svg:height="11.136cm" svg:x="0.6cm" svg:y="2.257cm" presentation:class="page"/>
        <draw:frame presentation:style-name="Mai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12T17:18:43.466420721</meta:creation-date>
    <dc:date>2021-03-31T11:09:53.069947073</dc:date>
    <meta:editing-duration>P3DT18H37M27S</meta:editing-duration>
    <meta:editing-cycles>92</meta:editing-cycles>
    <meta:generator>LibreOffice/7.1.1.2$Linux_X86_64 LibreOffice_project/fe0b08f4af1bacafe4c7ecc87ce55bb426164676</meta:generator>
    <meta:document-statistic meta:object-count="318"/>
  </office:meta>
</office:document-meta>
</file>